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ltam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 calcext:value-type="string">
            <text:p>age</text:p>
          </table:table-cell>
          <table:table-cell table:style-name="Default" office:value-type="string" calcext:value-type="string">
            <text:p>qx</text:p>
          </table:table-cell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00025" calcext:value-type="float">
            <text:p>0.00025</text:p>
          </table:table-cell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0.000253" calcext:value-type="float">
            <text:p>0.000253</text:p>
          </table:table-cell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0.000257" calcext:value-type="float">
            <text:p>0.000257</text:p>
          </table:table-cell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0.000262" calcext:value-type="float">
            <text:p>0.000262</text:p>
          </table:table-cell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0.000267" calcext:value-type="float">
            <text:p>0.000267</text:p>
          </table:table-cell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000273" calcext:value-type="float">
            <text:p>0.000273</text:p>
          </table:table-cell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0.00028" calcext:value-type="float">
            <text:p>0.00028</text:p>
          </table:table-cell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0.000287" calcext:value-type="float">
            <text:p>0.000287</text:p>
          </table:table-cell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0.000296" calcext:value-type="float">
            <text:p>0.000296</text:p>
          </table:table-cell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0.000305" calcext:value-type="float">
            <text:p>0.000305</text:p>
          </table:table-cell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000315" calcext:value-type="float">
            <text:p>0.000315</text:p>
          </table:table-cell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0.000327" calcext:value-type="float">
            <text:p>0.000327</text:p>
          </table:table-cell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0.000341" calcext:value-type="float">
            <text:p>0.000341</text:p>
          </table:table-cell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0.000356" calcext:value-type="float">
            <text:p>0.000356</text:p>
          </table:table-cell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0.000372" calcext:value-type="float">
            <text:p>0.000372</text:p>
          </table:table-cell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0.000391" calcext:value-type="float">
            <text:p>0.000391</text:p>
          </table:table-cell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0.000412" calcext:value-type="float">
            <text:p>0.000412</text:p>
          </table:table-cell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0.000436" calcext:value-type="float">
            <text:p>0.000436</text:p>
          </table:table-cell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000463" calcext:value-type="float">
            <text:p>0.000463</text:p>
          </table:table-cell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0.000493" calcext:value-type="float">
            <text:p>0.000493</text:p>
          </table:table-cell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.000527" calcext:value-type="float">
            <text:p>0.000527</text:p>
          </table:table-cell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0.000565" calcext:value-type="float">
            <text:p>0.000565</text:p>
          </table:table-cell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0.000608" calcext:value-type="float">
            <text:p>0.000608</text:p>
          </table:table-cell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0.000656" calcext:value-type="float">
            <text:p>0.000656</text:p>
          </table:table-cell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0.00071" calcext:value-type="float">
            <text:p>0.00071</text:p>
          </table:table-cell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0.000771" calcext:value-type="float">
            <text:p>0.000771</text:p>
          </table:table-cell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0.000839" calcext:value-type="float">
            <text:p>0.000839</text:p>
          </table:table-cell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0.000916" calcext:value-type="float">
            <text:p>0.000916</text:p>
          </table:table-cell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0.001003" calcext:value-type="float">
            <text:p>0.001003</text:p>
          </table:table-cell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0.0011" calcext:value-type="float">
            <text:p>0.0011</text:p>
          </table:table-cell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.001209" calcext:value-type="float">
            <text:p>0.001209</text:p>
          </table:table-cell>
        </table:table-row>
        <table:table-row table:style-name="ro1"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0.001331" calcext:value-type="float">
            <text:p>0.001331</text:p>
          </table:table-cell>
        </table:table-row>
        <table:table-row table:style-name="ro1"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0.001469" calcext:value-type="float">
            <text:p>0.001469</text:p>
          </table:table-cell>
        </table:table-row>
        <table:table-row table:style-name="ro1"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0.001623" calcext:value-type="float">
            <text:p>0.001623</text:p>
          </table:table-cell>
        </table:table-row>
        <table:table-row table:style-name="ro1"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0.001797" calcext:value-type="float">
            <text:p>0.001797</text:p>
          </table:table-cell>
        </table:table-row>
        <table:table-row table:style-name="ro1"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0.001993" calcext:value-type="float">
            <text:p>0.001993</text:p>
          </table:table-cell>
        </table:table-row>
        <table:table-row table:style-name="ro1"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0.002212" calcext:value-type="float">
            <text:p>0.002212</text:p>
          </table:table-cell>
        </table:table-row>
        <table:table-row table:style-name="ro1"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0.002459" calcext:value-type="float">
            <text:p>0.002459</text:p>
          </table:table-cell>
        </table:table-row>
        <table:table-row table:style-name="ro1"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0.002736" calcext:value-type="float">
            <text:p>0.002736</text:p>
          </table:table-cell>
        </table:table-row>
        <table:table-row table:style-name="ro1"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0.003048" calcext:value-type="float">
            <text:p>0.003048</text:p>
          </table:table-cell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003398" calcext:value-type="float">
            <text:p>0.003398</text:p>
          </table:table-cell>
        </table:table-row>
        <table:table-row table:style-name="ro1"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0.003792" calcext:value-type="float">
            <text:p>0.003792</text:p>
          </table:table-cell>
        </table:table-row>
        <table:table-row table:style-name="ro1"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0.004234" calcext:value-type="float">
            <text:p>0.004234</text:p>
          </table:table-cell>
        </table:table-row>
        <table:table-row table:style-name="ro1"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0.00473" calcext:value-type="float">
            <text:p>0.00473</text:p>
          </table:table-cell>
        </table:table-row>
        <table:table-row table:style-name="ro1"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0.005288" calcext:value-type="float">
            <text:p>0.005288</text:p>
          </table:table-cell>
        </table:table-row>
        <table:table-row table:style-name="ro1"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0.005915" calcext:value-type="float">
            <text:p>0.005915</text:p>
          </table:table-cell>
        </table:table-row>
        <table:table-row table:style-name="ro1"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0.006619" calcext:value-type="float">
            <text:p>0.006619</text:p>
          </table:table-cell>
        </table:table-row>
        <table:table-row table:style-name="ro1"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0.007409" calcext:value-type="float">
            <text:p>0.007409</text:p>
          </table:table-cell>
        </table:table-row>
        <table:table-row table:style-name="ro1"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0.008297" calcext:value-type="float">
            <text:p>0.008297</text:p>
          </table:table-cell>
        </table:table-row>
        <table:table-row table:style-name="ro1"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0.009294" calcext:value-type="float">
            <text:p>0.009294</text:p>
          </table:table-cell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0.010413" calcext:value-type="float">
            <text:p>0.010413</text:p>
          </table:table-cell>
        </table:table-row>
        <table:table-row table:style-name="ro1"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0.01167" calcext:value-type="float">
            <text:p>0.01167</text:p>
          </table:table-cell>
        </table:table-row>
        <table:table-row table:style-name="ro1"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0.013081" calcext:value-type="float">
            <text:p>0.013081</text:p>
          </table:table-cell>
        </table:table-row>
        <table:table-row table:style-name="ro1"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0.014664" calcext:value-type="float">
            <text:p>0.014664</text:p>
          </table:table-cell>
        </table:table-row>
        <table:table-row table:style-name="ro1"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0.01644" calcext:value-type="float">
            <text:p>0.01644</text:p>
          </table:table-cell>
        </table:table-row>
        <table:table-row table:style-name="ro1"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0.018433" calcext:value-type="float">
            <text:p>0.018433</text:p>
          </table:table-cell>
        </table:table-row>
        <table:table-row table:style-name="ro1"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0.020668" calcext:value-type="float">
            <text:p>0.020668</text:p>
          </table:table-cell>
        </table:table-row>
        <table:table-row table:style-name="ro1"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0.023175" calcext:value-type="float">
            <text:p>0.023175</text:p>
          </table:table-cell>
        </table:table-row>
        <table:table-row table:style-name="ro1"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0.025984" calcext:value-type="float">
            <text:p>0.025984</text:p>
          </table:table-cell>
        </table:table-row>
        <table:table-row table:style-name="ro1"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0.029132" calcext:value-type="float">
            <text:p>0.029132</text:p>
          </table:table-cell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0.032658" calcext:value-type="float">
            <text:p>0.032658</text:p>
          </table:table-cell>
        </table:table-row>
        <table:table-row table:style-name="ro1"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0.036607" calcext:value-type="float">
            <text:p>0.036607</text:p>
          </table:table-cell>
        </table:table-row>
        <table:table-row table:style-name="ro1"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0.041025" calcext:value-type="float">
            <text:p>0.041025</text:p>
          </table:table-cell>
        </table:table-row>
        <table:table-row table:style-name="ro1"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0.045968" calcext:value-type="float">
            <text:p>0.045968</text:p>
          </table:table-cell>
        </table:table-row>
        <table:table-row table:style-name="ro1"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0.051493" calcext:value-type="float">
            <text:p>0.051493</text:p>
          </table:table-cell>
        </table:table-row>
        <table:table-row table:style-name="ro1"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0.057665" calcext:value-type="float">
            <text:p>0.057665</text:p>
          </table:table-cell>
        </table:table-row>
        <table:table-row table:style-name="ro1"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0.064554" calcext:value-type="float">
            <text:p>0.064554</text:p>
          </table:table-cell>
        </table:table-row>
        <table:table-row table:style-name="ro1"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0.072237" calcext:value-type="float">
            <text:p>0.072237</text:p>
          </table:table-cell>
        </table:table-row>
        <table:table-row table:style-name="ro1"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0.080798" calcext:value-type="float">
            <text:p>0.080798</text:p>
          </table:table-cell>
        </table:table-row>
        <table:table-row table:style-name="ro1"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0.090326" calcext:value-type="float">
            <text:p>0.090326</text:p>
          </table:table-cell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0.100917" calcext:value-type="float">
            <text:p>0.100917</text:p>
          </table:table-cell>
        </table:table-row>
        <table:table-row table:style-name="ro1"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0.112675" calcext:value-type="float">
            <text:p>0.112675</text:p>
          </table:table-cell>
        </table:table-row>
        <table:table-row table:style-name="ro1"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0.125708" calcext:value-type="float">
            <text:p>0.125708</text:p>
          </table:table-cell>
        </table:table-row>
        <table:table-row table:style-name="ro1"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0.140128" calcext:value-type="float">
            <text:p>0.140128</text:p>
          </table:table-cell>
        </table:table-row>
        <table:table-row table:style-name="ro1"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0.156052" calcext:value-type="float">
            <text:p>0.156052</text:p>
          </table:table-cell>
        </table:table-row>
        <table:table-row table:style-name="ro1"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0.173599" calcext:value-type="float">
            <text:p>0.173599</text:p>
          </table:table-cell>
        </table:table-row>
        <table:table-row table:style-name="ro1"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0.192887" calcext:value-type="float">
            <text:p>0.192887</text:p>
          </table:table-cell>
        </table:table-row>
        <table:table-row table:style-name="ro1"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0.21403" calcext:value-type="float">
            <text:p>0.21403</text:p>
          </table:table-cell>
        </table:table-row>
        <table:table-row table:style-name="ro1"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0.237134" calcext:value-type="float">
            <text:p>0.237134</text:p>
          </table:table-cell>
        </table:table-row>
        <table:table-row table:style-name="ro1"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0.262294" calcext:value-type="float">
            <text:p>0.262294</text:p>
          </table:table-cell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.289584" calcext:value-type="float">
            <text:p>0.289584</text:p>
          </table:table-cell>
        </table:table-row>
        <table:table-row table:style-name="ro2" table:number-rows-repeated="14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eet2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19.9664" calcext:value-type="float">
            <text:p>19.9664</text:p>
          </table:table-cell>
          <table:table-cell office:value-type="float" office:value="0.04922" calcext:value-type="float">
            <text:p>0.04922</text:p>
          </table:table-cell>
          <table:table-cell office:value-type="float" office:value="0.0058" calcext:value-type="float">
            <text:p>0.0058</text:p>
          </table:table-cell>
          <table:table-cell office:value-type="float" office:value="8.0991" calcext:value-type="float">
            <text:p>8.0991</text:p>
          </table:table-cell>
          <table:table-cell office:value-type="float" office:value="0.61433" calcext:value-type="float">
            <text:p>0.61433</text:p>
          </table:table-cell>
          <table:table-cell office:value-type="float" office:value="13.0559" calcext:value-type="float">
            <text:p>13.0559</text:p>
          </table:table-cell>
          <table:table-cell office:value-type="float" office:value="0.37829" calcext:value-type="float">
            <text:p>0.37829</text:p>
          </table:table-cell>
          <table:table-cell office:value-type="float" office:value="0.78252" calcext:value-type="float">
            <text:p>0.78252</text:p>
          </table:table-cell>
          <table:table-cell office:value-type="float" office:value="0.61224" calcext:value-type="float">
            <text:p>0.61224</text:p>
          </table:table-cell>
          <table:table-cell office:value-type="float" office:value="0.3744" calcext:value-type="float">
            <text:p>0.37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975" calcext:value-type="float">
            <text:p>99975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19.9197" calcext:value-type="float">
            <text:p>19.9197</text:p>
          </table:table-cell>
          <table:table-cell office:value-type="float" office:value="0.05144" calcext:value-type="float">
            <text:p>0.05144</text:p>
          </table:table-cell>
          <table:table-cell office:value-type="float" office:value="0.00614" calcext:value-type="float">
            <text:p>0.00614</text:p>
          </table:table-cell>
          <table:table-cell office:value-type="float" office:value="8.099" calcext:value-type="float">
            <text:p>8.099</text:p>
          </table:table-cell>
          <table:table-cell office:value-type="float" office:value="0.61433" calcext:value-type="float">
            <text:p>0.61433</text:p>
          </table:table-cell>
          <table:table-cell office:value-type="float" office:value="13.0551" calcext:value-type="float">
            <text:p>13.0551</text:p>
          </table:table-cell>
          <table:table-cell office:value-type="float" office:value="0.37833" calcext:value-type="float">
            <text:p>0.37833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6122" calcext:value-type="float">
            <text:p>0.6122</text:p>
          </table:table-cell>
          <table:table-cell office:value-type="float" office:value="0.37429" calcext:value-type="float">
            <text:p>0.374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949.7" calcext:value-type="float">
            <text:p>99949.7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19.8707" calcext:value-type="float">
            <text:p>19.8707</text:p>
          </table:table-cell>
          <table:table-cell office:value-type="float" office:value="0.05378" calcext:value-type="float">
            <text:p>0.05378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8.0988" calcext:value-type="float">
            <text:p>8.0988</text:p>
          </table:table-cell>
          <table:table-cell office:value-type="float" office:value="0.61434" calcext:value-type="float">
            <text:p>0.61434</text:p>
          </table:table-cell>
          <table:table-cell office:value-type="float" office:value="13.0541" calcext:value-type="float">
            <text:p>13.0541</text:p>
          </table:table-cell>
          <table:table-cell office:value-type="float" office:value="0.37837" calcext:value-type="float">
            <text:p>0.37837</text:p>
          </table:table-cell>
          <table:table-cell office:value-type="float" office:value="0.78248" calcext:value-type="float">
            <text:p>0.78248</text:p>
          </table:table-cell>
          <table:table-cell office:value-type="float" office:value="0.61215" calcext:value-type="float">
            <text:p>0.61215</text:p>
          </table:table-cell>
          <table:table-cell office:value-type="float" office:value="0.37417" calcext:value-type="float">
            <text:p>0.374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924" calcext:value-type="float">
            <text:p>99924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19.8193" calcext:value-type="float">
            <text:p>19.8193</text:p>
          </table:table-cell>
          <table:table-cell office:value-type="float" office:value="0.05622" calcext:value-type="float">
            <text:p>0.05622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8.0986" calcext:value-type="float">
            <text:p>8.0986</text:p>
          </table:table-cell>
          <table:table-cell office:value-type="float" office:value="0.61435" calcext:value-type="float">
            <text:p>0.61435</text:p>
          </table:table-cell>
          <table:table-cell office:value-type="float" office:value="13.0531" calcext:value-type="float">
            <text:p>13.0531</text:p>
          </table:table-cell>
          <table:table-cell office:value-type="float" office:value="0.37842" calcext:value-type="float">
            <text:p>0.37842</text:p>
          </table:table-cell>
          <table:table-cell office:value-type="float" office:value="0.78245" calcext:value-type="float">
            <text:p>0.78245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37404" calcext:value-type="float">
            <text:p>0.374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897.8" calcext:value-type="float">
            <text:p>99897.8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19.7655" calcext:value-type="float">
            <text:p>19.7655</text:p>
          </table:table-cell>
          <table:table-cell office:value-type="float" office:value="0.05879" calcext:value-type="float">
            <text:p>0.05879</text:p>
          </table:table-cell>
          <table:table-cell office:value-type="float" office:value="0.00739" calcext:value-type="float">
            <text:p>0.00739</text:p>
          </table:table-cell>
          <table:table-cell office:value-type="float" office:value="8.0983" calcext:value-type="float">
            <text:p>8.0983</text:p>
          </table:table-cell>
          <table:table-cell office:value-type="float" office:value="0.61437" calcext:value-type="float">
            <text:p>0.61437</text:p>
          </table:table-cell>
          <table:table-cell office:value-type="float" office:value="13.0519" calcext:value-type="float">
            <text:p>13.0519</text:p>
          </table:table-cell>
          <table:table-cell office:value-type="float" office:value="0.37848" calcext:value-type="float">
            <text:p>0.37848</text:p>
          </table:table-cell>
          <table:table-cell office:value-type="float" office:value="0.78243" calcext:value-type="float">
            <text:p>0.78243</text:p>
          </table:table-cell>
          <table:table-cell office:value-type="float" office:value="0.61205" calcext:value-type="float">
            <text:p>0.61205</text:p>
          </table:table-cell>
          <table:table-cell office:value-type="float" office:value="0.3739" calcext:value-type="float">
            <text:p>0.37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871.1" calcext:value-type="float">
            <text:p>99871.1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19.709" calcext:value-type="float">
            <text:p>19.709</text:p>
          </table:table-cell>
          <table:table-cell office:value-type="float" office:value="0.06147" calcext:value-type="float">
            <text:p>0.06147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8.0981" calcext:value-type="float">
            <text:p>8.0981</text:p>
          </table:table-cell>
          <table:table-cell office:value-type="float" office:value="0.61438" calcext:value-type="float">
            <text:p>0.61438</text:p>
          </table:table-cell>
          <table:table-cell office:value-type="float" office:value="13.0506" calcext:value-type="float">
            <text:p>13.0506</text:p>
          </table:table-cell>
          <table:table-cell office:value-type="float" office:value="0.37854" calcext:value-type="float">
            <text:p>0.37854</text:p>
          </table:table-cell>
          <table:table-cell office:value-type="float" office:value="0.7824" calcext:value-type="float">
            <text:p>0.7824</text:p>
          </table:table-cell>
          <table:table-cell office:value-type="float" office:value="0.61198" calcext:value-type="float">
            <text:p>0.61198</text:p>
          </table:table-cell>
          <table:table-cell office:value-type="float" office:value="0.37373" calcext:value-type="float">
            <text:p>0.3737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843.8" calcext:value-type="float">
            <text:p>99843.8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19.6499" calcext:value-type="float">
            <text:p>19.6499</text:p>
          </table:table-cell>
          <table:table-cell office:value-type="float" office:value="0.06429" calcext:value-type="float">
            <text:p>0.06429</text:p>
          </table:table-cell>
          <table:table-cell office:value-type="float" office:value="0.00841" calcext:value-type="float">
            <text:p>0.00841</text:p>
          </table:table-cell>
          <table:table-cell office:value-type="float" office:value="8.0978" calcext:value-type="float">
            <text:p>8.0978</text:p>
          </table:table-cell>
          <table:table-cell office:value-type="float" office:value="0.61439" calcext:value-type="float">
            <text:p>0.61439</text:p>
          </table:table-cell>
          <table:table-cell office:value-type="float" office:value="13.0491" calcext:value-type="float">
            <text:p>13.0491</text:p>
          </table:table-cell>
          <table:table-cell office:value-type="float" office:value="0.37862" calcext:value-type="float">
            <text:p>0.37862</text:p>
          </table:table-cell>
          <table:table-cell office:value-type="float" office:value="0.78236" calcext:value-type="float">
            <text:p>0.78236</text:p>
          </table:table-cell>
          <table:table-cell office:value-type="float" office:value="0.61191" calcext:value-type="float">
            <text:p>0.61191</text:p>
          </table:table-cell>
          <table:table-cell office:value-type="float" office:value="0.37354" calcext:value-type="float">
            <text:p>0.373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815.9" calcext:value-type="float">
            <text:p>99815.9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19.5878" calcext:value-type="float">
            <text:p>19.5878</text:p>
          </table:table-cell>
          <table:table-cell office:value-type="float" office:value="0.06725" calcext:value-type="float">
            <text:p>0.06725</text:p>
          </table:table-cell>
          <table:table-cell office:value-type="float" office:value="0.009" calcext:value-type="float">
            <text:p>0.009</text:p>
          </table:table-cell>
          <table:table-cell office:value-type="float" office:value="8.0974" calcext:value-type="float">
            <text:p>8.0974</text:p>
          </table:table-cell>
          <table:table-cell office:value-type="float" office:value="0.61441" calcext:value-type="float">
            <text:p>0.61441</text:p>
          </table:table-cell>
          <table:table-cell office:value-type="float" office:value="13.0474" calcext:value-type="float">
            <text:p>13.0474</text:p>
          </table:table-cell>
          <table:table-cell office:value-type="float" office:value="0.37869" calcext:value-type="float">
            <text:p>0.37869</text:p>
          </table:table-cell>
          <table:table-cell office:value-type="float" office:value="0.78233" calcext:value-type="float">
            <text:p>0.78233</text:p>
          </table:table-cell>
          <table:table-cell office:value-type="float" office:value="0.61183" calcext:value-type="float">
            <text:p>0.61183</text:p>
          </table:table-cell>
          <table:table-cell office:value-type="float" office:value="0.37334" calcext:value-type="float">
            <text:p>0.373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787.2" calcext:value-type="float">
            <text:p>99787.2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19.5228" calcext:value-type="float">
            <text:p>19.5228</text:p>
          </table:table-cell>
          <table:table-cell office:value-type="float" office:value="0.07034" calcext:value-type="float">
            <text:p>0.07034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8.097" calcext:value-type="float">
            <text:p>8.097</text:p>
          </table:table-cell>
          <table:table-cell office:value-type="float" office:value="0.61443" calcext:value-type="float">
            <text:p>0.61443</text:p>
          </table:table-cell>
          <table:table-cell office:value-type="float" office:value="13.0455" calcext:value-type="float">
            <text:p>13.0455</text:p>
          </table:table-cell>
          <table:table-cell office:value-type="float" office:value="0.37878" calcext:value-type="float">
            <text:p>0.37878</text:p>
          </table:table-cell>
          <table:table-cell office:value-type="float" office:value="0.78229" calcext:value-type="float">
            <text:p>0.78229</text:p>
          </table:table-cell>
          <table:table-cell office:value-type="float" office:value="0.61174" calcext:value-type="float">
            <text:p>0.61174</text:p>
          </table:table-cell>
          <table:table-cell office:value-type="float" office:value="0.3731" calcext:value-type="float">
            <text:p>0.37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757.7" calcext:value-type="float">
            <text:p>99757.7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19.4547" calcext:value-type="float">
            <text:p>19.4547</text:p>
          </table:table-cell>
          <table:table-cell office:value-type="float" office:value="0.07359" calcext:value-type="float">
            <text:p>0.07359</text:p>
          </table:table-cell>
          <table:table-cell office:value-type="float" office:value="0.01033" calcext:value-type="float">
            <text:p>0.01033</text:p>
          </table:table-cell>
          <table:table-cell office:value-type="float" office:value="8.0966" calcext:value-type="float">
            <text:p>8.0966</text:p>
          </table:table-cell>
          <table:table-cell office:value-type="float" office:value="0.61445" calcext:value-type="float">
            <text:p>0.61445</text:p>
          </table:table-cell>
          <table:table-cell office:value-type="float" office:value="13.0434" calcext:value-type="float">
            <text:p>13.0434</text:p>
          </table:table-cell>
          <table:table-cell office:value-type="float" office:value="0.37888" calcext:value-type="float">
            <text:p>0.37888</text:p>
          </table:table-cell>
          <table:table-cell office:value-type="float" office:value="0.78224" calcext:value-type="float">
            <text:p>0.78224</text:p>
          </table:table-cell>
          <table:table-cell office:value-type="float" office:value="0.61163" calcext:value-type="float">
            <text:p>0.61163</text:p>
          </table:table-cell>
          <table:table-cell office:value-type="float" office:value="0.37284" calcext:value-type="float">
            <text:p>0.3728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727.3" calcext:value-type="float">
            <text:p>99727.3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19.3834" calcext:value-type="float">
            <text:p>19.3834</text:p>
          </table:table-cell>
          <table:table-cell office:value-type="float" office:value="0.07698" calcext:value-type="float">
            <text:p>0.07698</text:p>
          </table:table-cell>
          <table:table-cell office:value-type="float" office:value="0.01109" calcext:value-type="float">
            <text:p>0.01109</text:p>
          </table:table-cell>
          <table:table-cell office:value-type="float" office:value="8.0961" calcext:value-type="float">
            <text:p>8.0961</text:p>
          </table:table-cell>
          <table:table-cell office:value-type="float" office:value="0.61447" calcext:value-type="float">
            <text:p>0.61447</text:p>
          </table:table-cell>
          <table:table-cell office:value-type="float" office:value="13.041" calcext:value-type="float">
            <text:p>13.041</text:p>
          </table:table-cell>
          <table:table-cell office:value-type="float" office:value="0.379" calcext:value-type="float">
            <text:p>0.379</text:p>
          </table:table-cell>
          <table:table-cell office:value-type="float" office:value="0.78219" calcext:value-type="float">
            <text:p>0.78219</text:p>
          </table:table-cell>
          <table:table-cell office:value-type="float" office:value="0.61152" calcext:value-type="float">
            <text:p>0.61152</text:p>
          </table:table-cell>
          <table:table-cell office:value-type="float" office:value="0.37254" calcext:value-type="float">
            <text:p>0.372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695.8" calcext:value-type="float">
            <text:p>99695.8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19.3086" calcext:value-type="float">
            <text:p>19.3086</text:p>
          </table:table-cell>
          <table:table-cell office:value-type="float" office:value="0.08054" calcext:value-type="float">
            <text:p>0.08054</text:p>
          </table:table-cell>
          <table:table-cell office:value-type="float" office:value="0.01192" calcext:value-type="float">
            <text:p>0.01192</text:p>
          </table:table-cell>
          <table:table-cell office:value-type="float" office:value="8.0956" calcext:value-type="float">
            <text:p>8.0956</text:p>
          </table:table-cell>
          <table:table-cell office:value-type="float" office:value="0.6145" calcext:value-type="float">
            <text:p>0.6145</text:p>
          </table:table-cell>
          <table:table-cell office:value-type="float" office:value="13.0384" calcext:value-type="float">
            <text:p>13.0384</text:p>
          </table:table-cell>
          <table:table-cell office:value-type="float" office:value="0.37913" calcext:value-type="float">
            <text:p>0.37913</text:p>
          </table:table-cell>
          <table:table-cell office:value-type="float" office:value="0.78213" calcext:value-type="float">
            <text:p>0.78213</text:p>
          </table:table-cell>
          <table:table-cell office:value-type="float" office:value="0.61139" calcext:value-type="float">
            <text:p>0.61139</text:p>
          </table:table-cell>
          <table:table-cell office:value-type="float" office:value="0.37221" calcext:value-type="float">
            <text:p>0.3722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663.2" calcext:value-type="float">
            <text:p>99663.2</text:p>
          </table:table-cell>
          <table:table-cell office:value-type="float" office:value="0.000341" calcext:value-type="float">
            <text:p>0.000341</text:p>
          </table:table-cell>
          <table:table-cell office:value-type="float" office:value="19.2303" calcext:value-type="float">
            <text:p>19.2303</text:p>
          </table:table-cell>
          <table:table-cell office:value-type="float" office:value="0.08427" calcext:value-type="float">
            <text:p>0.08427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8.0949" calcext:value-type="float">
            <text:p>8.0949</text:p>
          </table:table-cell>
          <table:table-cell office:value-type="float" office:value="0.61453" calcext:value-type="float">
            <text:p>0.61453</text:p>
          </table:table-cell>
          <table:table-cell office:value-type="float" office:value="13.0354" calcext:value-type="float">
            <text:p>13.0354</text:p>
          </table:table-cell>
          <table:table-cell office:value-type="float" office:value="0.37927" calcext:value-type="float">
            <text:p>0.37927</text:p>
          </table:table-cell>
          <table:table-cell office:value-type="float" office:value="0.78206" calcext:value-type="float">
            <text:p>0.78206</text:p>
          </table:table-cell>
          <table:table-cell office:value-type="float" office:value="0.61124" calcext:value-type="float">
            <text:p>0.61124</text:p>
          </table:table-cell>
          <table:table-cell office:value-type="float" office:value="0.37183" calcext:value-type="float">
            <text:p>0.371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629.3" calcext:value-type="float">
            <text:p>99629.3</text:p>
          </table:table-cell>
          <table:table-cell office:value-type="float" office:value="0.000356" calcext:value-type="float">
            <text:p>0.000356</text:p>
          </table:table-cell>
          <table:table-cell office:value-type="float" office:value="19.1484" calcext:value-type="float">
            <text:p>19.1484</text:p>
          </table:table-cell>
          <table:table-cell office:value-type="float" office:value="0.08817" calcext:value-type="float">
            <text:p>0.08817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8.0943" calcext:value-type="float">
            <text:p>8.0943</text:p>
          </table:table-cell>
          <table:table-cell office:value-type="float" office:value="0.61456" calcext:value-type="float">
            <text:p>0.61456</text:p>
          </table:table-cell>
          <table:table-cell office:value-type="float" office:value="13.032" calcext:value-type="float">
            <text:p>13.032</text:p>
          </table:table-cell>
          <table:table-cell office:value-type="float" office:value="0.37943" calcext:value-type="float">
            <text:p>0.37943</text:p>
          </table:table-cell>
          <table:table-cell office:value-type="float" office:value="0.78199" calcext:value-type="float">
            <text:p>0.78199</text:p>
          </table:table-cell>
          <table:table-cell office:value-type="float" office:value="0.61108" calcext:value-type="float">
            <text:p>0.61108</text:p>
          </table:table-cell>
          <table:table-cell office:value-type="float" office:value="0.37141" calcext:value-type="float">
            <text:p>0.371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593.8" calcext:value-type="float">
            <text:p>99593.8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19.0626" calcext:value-type="float">
            <text:p>19.0626</text:p>
          </table:table-cell>
          <table:table-cell office:value-type="float" office:value="0.09226" calcext:value-type="float">
            <text:p>0.09226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8.0935" calcext:value-type="float">
            <text:p>8.0935</text:p>
          </table:table-cell>
          <table:table-cell office:value-type="float" office:value="0.6146" calcext:value-type="float">
            <text:p>0.6146</text:p>
          </table:table-cell>
          <table:table-cell office:value-type="float" office:value="13.0282" calcext:value-type="float">
            <text:p>13.0282</text:p>
          </table:table-cell>
          <table:table-cell office:value-type="float" office:value="0.37961" calcext:value-type="float">
            <text:p>0.37961</text:p>
          </table:table-cell>
          <table:table-cell office:value-type="float" office:value="0.7819" calcext:value-type="float">
            <text:p>0.7819</text:p>
          </table:table-cell>
          <table:table-cell office:value-type="float" office:value="0.6109" calcext:value-type="float">
            <text:p>0.6109</text:p>
          </table:table-cell>
          <table:table-cell office:value-type="float" office:value="0.37094" calcext:value-type="float">
            <text:p>0.3709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9556.7" calcext:value-type="float">
            <text:p>99556.7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18.9728" calcext:value-type="float">
            <text:p>18.9728</text:p>
          </table:table-cell>
          <table:table-cell office:value-type="float" office:value="0.09653" calcext:value-type="float">
            <text:p>0.09653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8.0926" calcext:value-type="float">
            <text:p>8.0926</text:p>
          </table:table-cell>
          <table:table-cell office:value-type="float" office:value="0.61464" calcext:value-type="float">
            <text:p>0.61464</text:p>
          </table:table-cell>
          <table:table-cell office:value-type="float" office:value="13.024" calcext:value-type="float">
            <text:p>13.024</text:p>
          </table:table-cell>
          <table:table-cell office:value-type="float" office:value="0.37981" calcext:value-type="float">
            <text:p>0.37981</text:p>
          </table:table-cell>
          <table:table-cell office:value-type="float" office:value="0.78181" calcext:value-type="float">
            <text:p>0.78181</text:p>
          </table:table-cell>
          <table:table-cell office:value-type="float" office:value="0.61069" calcext:value-type="float">
            <text:p>0.61069</text:p>
          </table:table-cell>
          <table:table-cell office:value-type="float" office:value="0.37041" calcext:value-type="float">
            <text:p>0.3704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9517.8" calcext:value-type="float">
            <text:p>99517.8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18.8788" calcext:value-type="float">
            <text:p>18.8788</text:p>
          </table:table-cell>
          <table:table-cell office:value-type="float" office:value="0.10101" calcext:value-type="float">
            <text:p>0.10101</text:p>
          </table:table-cell>
          <table:table-cell office:value-type="float" office:value="0.01727" calcext:value-type="float">
            <text:p>0.01727</text:p>
          </table:table-cell>
          <table:table-cell office:value-type="float" office:value="8.0916" calcext:value-type="float">
            <text:p>8.0916</text:p>
          </table:table-cell>
          <table:table-cell office:value-type="float" office:value="0.61468" calcext:value-type="float">
            <text:p>0.61468</text:p>
          </table:table-cell>
          <table:table-cell office:value-type="float" office:value="13.0192" calcext:value-type="float">
            <text:p>13.0192</text:p>
          </table:table-cell>
          <table:table-cell office:value-type="float" office:value="0.38004" calcext:value-type="float">
            <text:p>0.38004</text:p>
          </table:table-cell>
          <table:table-cell office:value-type="float" office:value="0.7817" calcext:value-type="float">
            <text:p>0.7817</text:p>
          </table:table-cell>
          <table:table-cell office:value-type="float" office:value="0.61046" calcext:value-type="float">
            <text:p>0.61046</text:p>
          </table:table-cell>
          <table:table-cell office:value-type="float" office:value="0.36982" calcext:value-type="float">
            <text:p>0.3698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476.7" calcext:value-type="float">
            <text:p>99476.7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18.7805" calcext:value-type="float">
            <text:p>18.7805</text:p>
          </table:table-cell>
          <table:table-cell office:value-type="float" office:value="0.10569" calcext:value-type="float">
            <text:p>0.10569</text:p>
          </table:table-cell>
          <table:table-cell office:value-type="float" office:value="0.01863" calcext:value-type="float">
            <text:p>0.01863</text:p>
          </table:table-cell>
          <table:table-cell office:value-type="float" office:value="8.0905" calcext:value-type="float">
            <text:p>8.0905</text:p>
          </table:table-cell>
          <table:table-cell office:value-type="float" office:value="0.61474" calcext:value-type="float">
            <text:p>0.61474</text:p>
          </table:table-cell>
          <table:table-cell office:value-type="float" office:value="13.0138" calcext:value-type="float">
            <text:p>13.0138</text:p>
          </table:table-cell>
          <table:table-cell office:value-type="float" office:value="0.38029" calcext:value-type="float">
            <text:p>0.38029</text:p>
          </table:table-cell>
          <table:table-cell office:value-type="float" office:value="0.78158" calcext:value-type="float">
            <text:p>0.78158</text:p>
          </table:table-cell>
          <table:table-cell office:value-type="float" office:value="0.6102" calcext:value-type="float">
            <text:p>0.6102</text:p>
          </table:table-cell>
          <table:table-cell office:value-type="float" office:value="0.36915" calcext:value-type="float">
            <text:p>0.369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433.3" calcext:value-type="float">
            <text:p>99433.3</text:p>
          </table:table-cell>
          <table:table-cell office:value-type="float" office:value="0.000463" calcext:value-type="float">
            <text:p>0.000463</text:p>
          </table:table-cell>
          <table:table-cell office:value-type="float" office:value="18.6777" calcext:value-type="float">
            <text:p>18.6777</text:p>
          </table:table-cell>
          <table:table-cell office:value-type="float" office:value="0.11059" calcext:value-type="float">
            <text:p>0.11059</text:p>
          </table:table-cell>
          <table:table-cell office:value-type="float" office:value="0.02012" calcext:value-type="float">
            <text:p>0.02012</text:p>
          </table:table-cell>
          <table:table-cell office:value-type="float" office:value="8.0893" calcext:value-type="float">
            <text:p>8.0893</text:p>
          </table:table-cell>
          <table:table-cell office:value-type="float" office:value="0.6148" calcext:value-type="float">
            <text:p>0.6148</text:p>
          </table:table-cell>
          <table:table-cell office:value-type="float" office:value="13.0078" calcext:value-type="float">
            <text:p>13.0078</text:p>
          </table:table-cell>
          <table:table-cell office:value-type="float" office:value="0.38058" calcext:value-type="float">
            <text:p>0.38058</text:p>
          </table:table-cell>
          <table:table-cell office:value-type="float" office:value="0.78145" calcext:value-type="float">
            <text:p>0.78145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36841" calcext:value-type="float">
            <text:p>0.368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387.3" calcext:value-type="float">
            <text:p>99387.3</text:p>
          </table:table-cell>
          <table:table-cell office:value-type="float" office:value="0.000493" calcext:value-type="float">
            <text:p>0.000493</text:p>
          </table:table-cell>
          <table:table-cell office:value-type="float" office:value="18.5701" calcext:value-type="float">
            <text:p>18.5701</text:p>
          </table:table-cell>
          <table:table-cell office:value-type="float" office:value="0.11571" calcext:value-type="float">
            <text:p>0.11571</text:p>
          </table:table-cell>
          <table:table-cell office:value-type="float" office:value="0.02173" calcext:value-type="float">
            <text:p>0.02173</text:p>
          </table:table-cell>
          <table:table-cell office:value-type="float" office:value="8.0879" calcext:value-type="float">
            <text:p>8.0879</text:p>
          </table:table-cell>
          <table:table-cell office:value-type="float" office:value="0.61486" calcext:value-type="float">
            <text:p>0.61486</text:p>
          </table:table-cell>
          <table:table-cell office:value-type="float" office:value="13.0011" calcext:value-type="float">
            <text:p>13.0011</text:p>
          </table:table-cell>
          <table:table-cell office:value-type="float" office:value="0.3809" calcext:value-type="float">
            <text:p>0.3809</text:p>
          </table:table-cell>
          <table:table-cell office:value-type="float" office:value="0.7813" calcext:value-type="float">
            <text:p>0.7813</text:p>
          </table:table-cell>
          <table:table-cell office:value-type="float" office:value="0.60957" calcext:value-type="float">
            <text:p>0.60957</text:p>
          </table:table-cell>
          <table:table-cell office:value-type="float" office:value="0.36757" calcext:value-type="float">
            <text:p>0.3675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338.3" calcext:value-type="float">
            <text:p>99338.3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18.4578" calcext:value-type="float">
            <text:p>18.4578</text:p>
          </table:table-cell>
          <table:table-cell office:value-type="float" office:value="0.12106" calcext:value-type="float">
            <text:p>0.12106</text:p>
          </table:table-cell>
          <table:table-cell office:value-type="float" office:value="0.02347" calcext:value-type="float">
            <text:p>0.02347</text:p>
          </table:table-cell>
          <table:table-cell office:value-type="float" office:value="8.0863" calcext:value-type="float">
            <text:p>8.0863</text:p>
          </table:table-cell>
          <table:table-cell office:value-type="float" office:value="0.61494" calcext:value-type="float">
            <text:p>0.61494</text:p>
          </table:table-cell>
          <table:table-cell office:value-type="float" office:value="12.9935" calcext:value-type="float">
            <text:p>12.9935</text:p>
          </table:table-cell>
          <table:table-cell office:value-type="float" office:value="0.38126" calcext:value-type="float">
            <text:p>0.38126</text:p>
          </table:table-cell>
          <table:table-cell office:value-type="float" office:value="0.78113" calcext:value-type="float">
            <text:p>0.78113</text:p>
          </table:table-cell>
          <table:table-cell office:value-type="float" office:value="0.6092" calcext:value-type="float">
            <text:p>0.6092</text:p>
          </table:table-cell>
          <table:table-cell office:value-type="float" office:value="0.36663" calcext:value-type="float">
            <text:p>0.366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285.9" calcext:value-type="float">
            <text:p>99285.9</text:p>
          </table:table-cell>
          <table:table-cell office:value-type="float" office:value="0.000565" calcext:value-type="float">
            <text:p>0.000565</text:p>
          </table:table-cell>
          <table:table-cell office:value-type="float" office:value="18.3403" calcext:value-type="float">
            <text:p>18.3403</text:p>
          </table:table-cell>
          <table:table-cell office:value-type="float" office:value="0.12665" calcext:value-type="float">
            <text:p>0.12665</text:p>
          </table:table-cell>
          <table:table-cell office:value-type="float" office:value="0.02536" calcext:value-type="float">
            <text:p>0.02536</text:p>
          </table:table-cell>
          <table:table-cell office:value-type="float" office:value="8.0846" calcext:value-type="float">
            <text:p>8.0846</text:p>
          </table:table-cell>
          <table:table-cell office:value-type="float" office:value="0.61502" calcext:value-type="float">
            <text:p>0.61502</text:p>
          </table:table-cell>
          <table:table-cell office:value-type="float" office:value="12.985" calcext:value-type="float">
            <text:p>12.985</text:p>
          </table:table-cell>
          <table:table-cell office:value-type="float" office:value="0.38167" calcext:value-type="float">
            <text:p>0.38167</text:p>
          </table:table-cell>
          <table:table-cell office:value-type="float" office:value="0.78094" calcext:value-type="float">
            <text:p>0.78094</text:p>
          </table:table-cell>
          <table:table-cell office:value-type="float" office:value="0.60879" calcext:value-type="float">
            <text:p>0.60879</text:p>
          </table:table-cell>
          <table:table-cell office:value-type="float" office:value="0.36558" calcext:value-type="float">
            <text:p>0.3655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229.8" calcext:value-type="float">
            <text:p>99229.8</text:p>
          </table:table-cell>
          <table:table-cell office:value-type="float" office:value="0.000608" calcext:value-type="float">
            <text:p>0.000608</text:p>
          </table:table-cell>
          <table:table-cell office:value-type="float" office:value="18.2176" calcext:value-type="float">
            <text:p>18.2176</text:p>
          </table:table-cell>
          <table:table-cell office:value-type="float" office:value="0.13249" calcext:value-type="float">
            <text:p>0.13249</text:p>
          </table:table-cell>
          <table:table-cell office:value-type="float" office:value="0.02741" calcext:value-type="float">
            <text:p>0.02741</text:p>
          </table:table-cell>
          <table:table-cell office:value-type="float" office:value="8.0826" calcext:value-type="float">
            <text:p>8.0826</text:p>
          </table:table-cell>
          <table:table-cell office:value-type="float" office:value="0.61511" calcext:value-type="float">
            <text:p>0.61511</text:p>
          </table:table-cell>
          <table:table-cell office:value-type="float" office:value="12.9754" calcext:value-type="float">
            <text:p>12.9754</text:p>
          </table:table-cell>
          <table:table-cell office:value-type="float" office:value="0.38212" calcext:value-type="float">
            <text:p>0.38212</text:p>
          </table:table-cell>
          <table:table-cell office:value-type="float" office:value="0.78072" calcext:value-type="float">
            <text:p>0.78072</text:p>
          </table:table-cell>
          <table:table-cell office:value-type="float" office:value="0.60832" calcext:value-type="float">
            <text:p>0.60832</text:p>
          </table:table-cell>
          <table:table-cell office:value-type="float" office:value="0.3644" calcext:value-type="float">
            <text:p>0.36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9169.4" calcext:value-type="float">
            <text:p>99169.4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18.0895" calcext:value-type="float">
            <text:p>18.0895</text:p>
          </table:table-cell>
          <table:table-cell office:value-type="float" office:value="0.13859" calcext:value-type="float">
            <text:p>0.13859</text:p>
          </table:table-cell>
          <table:table-cell office:value-type="float" office:value="0.02963" calcext:value-type="float">
            <text:p>0.02963</text:p>
          </table:table-cell>
          <table:table-cell office:value-type="float" office:value="8.0804" calcext:value-type="float">
            <text:p>8.0804</text:p>
          </table:table-cell>
          <table:table-cell office:value-type="float" office:value="0.61522" calcext:value-type="float">
            <text:p>0.61522</text:p>
          </table:table-cell>
          <table:table-cell office:value-type="float" office:value="12.9647" calcext:value-type="float">
            <text:p>12.9647</text:p>
          </table:table-cell>
          <table:table-cell office:value-type="float" office:value="0.38263" calcext:value-type="float">
            <text:p>0.38263</text:p>
          </table:table-cell>
          <table:table-cell office:value-type="float" office:value="0.78048" calcext:value-type="float">
            <text:p>0.78048</text:p>
          </table:table-cell>
          <table:table-cell office:value-type="float" office:value="0.6078" calcext:value-type="float">
            <text:p>0.6078</text:p>
          </table:table-cell>
          <table:table-cell office:value-type="float" office:value="0.36307" calcext:value-type="float">
            <text:p>0.3630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104.3" calcext:value-type="float">
            <text:p>99104.3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17.9558" calcext:value-type="float">
            <text:p>17.9558</text:p>
          </table:table-cell>
          <table:table-cell office:value-type="float" office:value="0.14496" calcext:value-type="float">
            <text:p>0.14496</text:p>
          </table:table-cell>
          <table:table-cell office:value-type="float" office:value="0.03203" calcext:value-type="float">
            <text:p>0.03203</text:p>
          </table:table-cell>
          <table:table-cell office:value-type="float" office:value="8.0779" calcext:value-type="float">
            <text:p>8.0779</text:p>
          </table:table-cell>
          <table:table-cell office:value-type="float" office:value="0.61534" calcext:value-type="float">
            <text:p>0.61534</text:p>
          </table:table-cell>
          <table:table-cell office:value-type="float" office:value="12.9526" calcext:value-type="float">
            <text:p>12.9526</text:p>
          </table:table-cell>
          <table:table-cell office:value-type="float" office:value="0.38321" calcext:value-type="float">
            <text:p>0.38321</text:p>
          </table:table-cell>
          <table:table-cell office:value-type="float" office:value="0.78021" calcext:value-type="float">
            <text:p>0.78021</text:p>
          </table:table-cell>
          <table:table-cell office:value-type="float" office:value="0.60721" calcext:value-type="float">
            <text:p>0.60721</text:p>
          </table:table-cell>
          <table:table-cell office:value-type="float" office:value="0.36159" calcext:value-type="float">
            <text:p>0.361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033.9" calcext:value-type="float">
            <text:p>99033.9</text:p>
          </table:table-cell>
          <table:table-cell office:value-type="float" office:value="0.000771" calcext:value-type="float">
            <text:p>0.000771</text:p>
          </table:table-cell>
          <table:table-cell office:value-type="float" office:value="17.8162" calcext:value-type="float">
            <text:p>17.8162</text:p>
          </table:table-cell>
          <table:table-cell office:value-type="float" office:value="0.15161" calcext:value-type="float">
            <text:p>0.15161</text:p>
          </table:table-cell>
          <table:table-cell office:value-type="float" office:value="0.03463" calcext:value-type="float">
            <text:p>0.03463</text:p>
          </table:table-cell>
          <table:table-cell office:value-type="float" office:value="8.0751" calcext:value-type="float">
            <text:p>8.0751</text:p>
          </table:table-cell>
          <table:table-cell office:value-type="float" office:value="0.61547" calcext:value-type="float">
            <text:p>0.61547</text:p>
          </table:table-cell>
          <table:table-cell office:value-type="float" office:value="12.9391" calcext:value-type="float">
            <text:p>12.9391</text:p>
          </table:table-cell>
          <table:table-cell office:value-type="float" office:value="0.38385" calcext:value-type="float">
            <text:p>0.38385</text:p>
          </table:table-cell>
          <table:table-cell office:value-type="float" office:value="0.77991" calcext:value-type="float">
            <text:p>0.77991</text:p>
          </table:table-cell>
          <table:table-cell office:value-type="float" office:value="0.60655" calcext:value-type="float">
            <text:p>0.60655</text:p>
          </table:table-cell>
          <table:table-cell office:value-type="float" office:value="0.35994" calcext:value-type="float">
            <text:p>0.3599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8957.6" calcext:value-type="float">
            <text:p>98957.6</text:p>
          </table:table-cell>
          <table:table-cell office:value-type="float" office:value="0.000839" calcext:value-type="float">
            <text:p>0.000839</text:p>
          </table:table-cell>
          <table:table-cell office:value-type="float" office:value="17.6706" calcext:value-type="float">
            <text:p>17.6706</text:p>
          </table:table-cell>
          <table:table-cell office:value-type="float" office:value="0.15854" calcext:value-type="float">
            <text:p>0.15854</text:p>
          </table:table-cell>
          <table:table-cell office:value-type="float" office:value="0.03744" calcext:value-type="float">
            <text:p>0.03744</text:p>
          </table:table-cell>
          <table:table-cell office:value-type="float" office:value="8.072" calcext:value-type="float">
            <text:p>8.072</text:p>
          </table:table-cell>
          <table:table-cell office:value-type="float" office:value="0.61562" calcext:value-type="float">
            <text:p>0.61562</text:p>
          </table:table-cell>
          <table:table-cell office:value-type="float" office:value="12.924" calcext:value-type="float">
            <text:p>12.924</text:p>
          </table:table-cell>
          <table:table-cell office:value-type="float" office:value="0.38457" calcext:value-type="float">
            <text:p>0.38457</text:p>
          </table:table-cell>
          <table:table-cell office:value-type="float" office:value="0.77956" calcext:value-type="float">
            <text:p>0.77956</text:p>
          </table:table-cell>
          <table:table-cell office:value-type="float" office:value="0.60581" calcext:value-type="float">
            <text:p>0.60581</text:p>
          </table:table-cell>
          <table:table-cell office:value-type="float" office:value="0.35809" calcext:value-type="float">
            <text:p>0.3580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8874.5" calcext:value-type="float">
            <text:p>98874.5</text:p>
          </table:table-cell>
          <table:table-cell office:value-type="float" office:value="0.000916" calcext:value-type="float">
            <text:p>0.000916</text:p>
          </table:table-cell>
          <table:table-cell office:value-type="float" office:value="17.5189" calcext:value-type="float">
            <text:p>17.5189</text:p>
          </table:table-cell>
          <table:table-cell office:value-type="float" office:value="0.16577" calcext:value-type="float">
            <text:p>0.16577</text:p>
          </table:table-cell>
          <table:table-cell office:value-type="float" office:value="0.04047" calcext:value-type="float">
            <text:p>0.04047</text:p>
          </table:table-cell>
          <table:table-cell office:value-type="float" office:value="8.0684" calcext:value-type="float">
            <text:p>8.0684</text:p>
          </table:table-cell>
          <table:table-cell office:value-type="float" office:value="0.61579" calcext:value-type="float">
            <text:p>0.61579</text:p>
          </table:table-cell>
          <table:table-cell office:value-type="float" office:value="12.907" calcext:value-type="float">
            <text:p>12.907</text:p>
          </table:table-cell>
          <table:table-cell office:value-type="float" office:value="0.38538" calcext:value-type="float">
            <text:p>0.38538</text:p>
          </table:table-cell>
          <table:table-cell office:value-type="float" office:value="0.77918" calcext:value-type="float">
            <text:p>0.77918</text:p>
          </table:table-cell>
          <table:table-cell office:value-type="float" office:value="0.60498" calcext:value-type="float">
            <text:p>0.60498</text:p>
          </table:table-cell>
          <table:table-cell office:value-type="float" office:value="0.35601" calcext:value-type="float">
            <text:p>0.3560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8783.9" calcext:value-type="float">
            <text:p>98783.9</text:p>
          </table:table-cell>
          <table:table-cell office:value-type="float" office:value="0.001003" calcext:value-type="float">
            <text:p>0.001003</text:p>
          </table:table-cell>
          <table:table-cell office:value-type="float" office:value="17.3607" calcext:value-type="float">
            <text:p>17.3607</text:p>
          </table:table-cell>
          <table:table-cell office:value-type="float" office:value="0.1733" calcext:value-type="float">
            <text:p>0.1733</text:p>
          </table:table-cell>
          <table:table-cell office:value-type="float" office:value="0.04374" calcext:value-type="float">
            <text:p>0.04374</text:p>
          </table:table-cell>
          <table:table-cell office:value-type="float" office:value="8.0645" calcext:value-type="float">
            <text:p>8.0645</text:p>
          </table:table-cell>
          <table:table-cell office:value-type="float" office:value="0.61598" calcext:value-type="float">
            <text:p>0.61598</text:p>
          </table:table-cell>
          <table:table-cell office:value-type="float" office:value="12.888" calcext:value-type="float">
            <text:p>12.888</text:p>
          </table:table-cell>
          <table:table-cell office:value-type="float" office:value="0.38629" calcext:value-type="float">
            <text:p>0.38629</text:p>
          </table:table-cell>
          <table:table-cell office:value-type="float" office:value="0.77875" calcext:value-type="float">
            <text:p>0.77875</text:p>
          </table:table-cell>
          <table:table-cell office:value-type="float" office:value="0.60404" calcext:value-type="float">
            <text:p>0.60404</text:p>
          </table:table-cell>
          <table:table-cell office:value-type="float" office:value="0.3537" calcext:value-type="float">
            <text:p>0.353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8684.9" calcext:value-type="float">
            <text:p>98684.9</text:p>
          </table:table-cell>
          <table:table-cell office:value-type="float" office:value="0.0011" calcext:value-type="float">
            <text:p>0.0011</text:p>
          </table:table-cell>
          <table:table-cell office:value-type="float" office:value="17.196" calcext:value-type="float">
            <text:p>17.196</text:p>
          </table:table-cell>
          <table:table-cell office:value-type="float" office:value="0.18114" calcext:value-type="float">
            <text:p>0.18114</text:p>
          </table:table-cell>
          <table:table-cell office:value-type="float" office:value="0.04727" calcext:value-type="float">
            <text:p>0.04727</text:p>
          </table:table-cell>
          <table:table-cell office:value-type="float" office:value="8.06" calcext:value-type="float">
            <text:p>8.06</text:p>
          </table:table-cell>
          <table:table-cell office:value-type="float" office:value="0.61619" calcext:value-type="float">
            <text:p>0.61619</text:p>
          </table:table-cell>
          <table:table-cell office:value-type="float" office:value="12.8667" calcext:value-type="float">
            <text:p>12.8667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77827" calcext:value-type="float">
            <text:p>0.77827</text:p>
          </table:table-cell>
          <table:table-cell office:value-type="float" office:value="0.60299" calcext:value-type="float">
            <text:p>0.60299</text:p>
          </table:table-cell>
          <table:table-cell office:value-type="float" office:value="0.35112" calcext:value-type="float">
            <text:p>0.351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8576.4" calcext:value-type="float">
            <text:p>98576.4</text:p>
          </table:table-cell>
          <table:table-cell office:value-type="float" office:value="0.001209" calcext:value-type="float">
            <text:p>0.001209</text:p>
          </table:table-cell>
          <table:table-cell office:value-type="float" office:value="17.0245" calcext:value-type="float">
            <text:p>17.0245</text:p>
          </table:table-cell>
          <table:table-cell office:value-type="float" office:value="0.18931" calcext:value-type="float">
            <text:p>0.18931</text:p>
          </table:table-cell>
          <table:table-cell office:value-type="float" office:value="0.05108" calcext:value-type="float">
            <text:p>0.05108</text:p>
          </table:table-cell>
          <table:table-cell office:value-type="float" office:value="8.055" calcext:value-type="float">
            <text:p>8.055</text:p>
          </table:table-cell>
          <table:table-cell office:value-type="float" office:value="0.61643" calcext:value-type="float">
            <text:p>0.61643</text:p>
          </table:table-cell>
          <table:table-cell office:value-type="float" office:value="12.8428" calcext:value-type="float">
            <text:p>12.8428</text:p>
          </table:table-cell>
          <table:table-cell office:value-type="float" office:value="0.38844" calcext:value-type="float">
            <text:p>0.38844</text:p>
          </table:table-cell>
          <table:table-cell office:value-type="float" office:value="0.77772" calcext:value-type="float">
            <text:p>0.77772</text:p>
          </table:table-cell>
          <table:table-cell office:value-type="float" office:value="0.60182" calcext:value-type="float">
            <text:p>0.60182</text:p>
          </table:table-cell>
          <table:table-cell office:value-type="float" office:value="0.34824" calcext:value-type="float">
            <text:p>0.348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8457.2" calcext:value-type="float">
            <text:p>98457.2</text:p>
          </table:table-cell>
          <table:table-cell office:value-type="float" office:value="0.001331" calcext:value-type="float">
            <text:p>0.001331</text:p>
          </table:table-cell>
          <table:table-cell office:value-type="float" office:value="16.8461" calcext:value-type="float">
            <text:p>16.8461</text:p>
          </table:table-cell>
          <table:table-cell office:value-type="float" office:value="0.1978" calcext:value-type="float">
            <text:p>0.1978</text:p>
          </table:table-cell>
          <table:table-cell office:value-type="float" office:value="0.05517" calcext:value-type="float">
            <text:p>0.05517</text:p>
          </table:table-cell>
          <table:table-cell office:value-type="float" office:value="8.0494" calcext:value-type="float">
            <text:p>8.0494</text:p>
          </table:table-cell>
          <table:table-cell office:value-type="float" office:value="0.6167" calcext:value-type="float">
            <text:p>0.6167</text:p>
          </table:table-cell>
          <table:table-cell office:value-type="float" office:value="12.8161" calcext:value-type="float">
            <text:p>12.8161</text:p>
          </table:table-cell>
          <table:table-cell office:value-type="float" office:value="0.38971" calcext:value-type="float">
            <text:p>0.38971</text:p>
          </table:table-cell>
          <table:table-cell office:value-type="float" office:value="0.77711" calcext:value-type="float">
            <text:p>0.77711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34503" calcext:value-type="float">
            <text:p>0.3450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8326.2" calcext:value-type="float">
            <text:p>98326.2</text:p>
          </table:table-cell>
          <table:table-cell office:value-type="float" office:value="0.001469" calcext:value-type="float">
            <text:p>0.001469</text:p>
          </table:table-cell>
          <table:table-cell office:value-type="float" office:value="16.6606" calcext:value-type="float">
            <text:p>16.6606</text:p>
          </table:table-cell>
          <table:table-cell office:value-type="float" office:value="0.20664" calcext:value-type="float">
            <text:p>0.20664</text:p>
          </table:table-cell>
          <table:table-cell office:value-type="float" office:value="0.05957" calcext:value-type="float">
            <text:p>0.05957</text:p>
          </table:table-cell>
          <table:table-cell office:value-type="float" office:value="8.0431" calcext:value-type="float">
            <text:p>8.0431</text:p>
          </table:table-cell>
          <table:table-cell office:value-type="float" office:value="0.617" calcext:value-type="float">
            <text:p>0.617</text:p>
          </table:table-cell>
          <table:table-cell office:value-type="float" office:value="12.7862" calcext:value-type="float">
            <text:p>12.7862</text:p>
          </table:table-cell>
          <table:table-cell office:value-type="float" office:value="0.39113" calcext:value-type="float">
            <text:p>0.39113</text:p>
          </table:table-cell>
          <table:table-cell office:value-type="float" office:value="0.77643" calcext:value-type="float">
            <text:p>0.77643</text:p>
          </table:table-cell>
          <table:table-cell office:value-type="float" office:value="0.59902" calcext:value-type="float">
            <text:p>0.59902</text:p>
          </table:table-cell>
          <table:table-cell office:value-type="float" office:value="0.34146" calcext:value-type="float">
            <text:p>0.3414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8181.8" calcext:value-type="float">
            <text:p>98181.8</text:p>
          </table:table-cell>
          <table:table-cell office:value-type="float" office:value="0.001623" calcext:value-type="float">
            <text:p>0.001623</text:p>
          </table:table-cell>
          <table:table-cell office:value-type="float" office:value="16.4678" calcext:value-type="float">
            <text:p>16.4678</text:p>
          </table:table-cell>
          <table:table-cell office:value-type="float" office:value="0.21582" calcext:value-type="float">
            <text:p>0.21582</text:p>
          </table:table-cell>
          <table:table-cell office:value-type="float" office:value="0.0643" calcext:value-type="float">
            <text:p>0.0643</text:p>
          </table:table-cell>
          <table:table-cell office:value-type="float" office:value="8.036" calcext:value-type="float">
            <text:p>8.036</text:p>
          </table:table-cell>
          <table:table-cell office:value-type="float" office:value="0.61733" calcext:value-type="float">
            <text:p>0.61733</text:p>
          </table:table-cell>
          <table:table-cell office:value-type="float" office:value="12.7527" calcext:value-type="float">
            <text:p>12.7527</text:p>
          </table:table-cell>
          <table:table-cell office:value-type="float" office:value="0.39273" calcext:value-type="float">
            <text:p>0.39273</text:p>
          </table:table-cell>
          <table:table-cell office:value-type="float" office:value="0.77566" calcext:value-type="float">
            <text:p>0.77566</text:p>
          </table:table-cell>
          <table:table-cell office:value-type="float" office:value="0.59736" calcext:value-type="float">
            <text:p>0.59736</text:p>
          </table:table-cell>
          <table:table-cell office:value-type="float" office:value="0.33749" calcext:value-type="float">
            <text:p>0.337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8022.4" calcext:value-type="float">
            <text:p>98022.4</text:p>
          </table:table-cell>
          <table:table-cell office:value-type="float" office:value="0.001797" calcext:value-type="float">
            <text:p>0.001797</text:p>
          </table:table-cell>
          <table:table-cell office:value-type="float" office:value="16.2676" calcext:value-type="float">
            <text:p>16.2676</text:p>
          </table:table-cell>
          <table:table-cell office:value-type="float" office:value="0.22535" calcext:value-type="float">
            <text:p>0.22535</text:p>
          </table:table-cell>
          <table:table-cell office:value-type="float" office:value="0.06938" calcext:value-type="float">
            <text:p>0.06938</text:p>
          </table:table-cell>
          <table:table-cell office:value-type="float" office:value="8.0281" calcext:value-type="float">
            <text:p>8.0281</text:p>
          </table:table-cell>
          <table:table-cell office:value-type="float" office:value="0.61771" calcext:value-type="float">
            <text:p>0.61771</text:p>
          </table:table-cell>
          <table:table-cell office:value-type="float" office:value="12.7154" calcext:value-type="float">
            <text:p>12.7154</text:p>
          </table:table-cell>
          <table:table-cell office:value-type="float" office:value="0.39451" calcext:value-type="float">
            <text:p>0.39451</text:p>
          </table:table-cell>
          <table:table-cell office:value-type="float" office:value="0.77479" calcext:value-type="float">
            <text:p>0.77479</text:p>
          </table:table-cell>
          <table:table-cell office:value-type="float" office:value="0.5955" calcext:value-type="float">
            <text:p>0.5955</text:p>
          </table:table-cell>
          <table:table-cell office:value-type="float" office:value="0.33308" calcext:value-type="float">
            <text:p>0.3330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7846.2" calcext:value-type="float">
            <text:p>97846.2</text:p>
          </table:table-cell>
          <table:table-cell office:value-type="float" office:value="0.001993" calcext:value-type="float">
            <text:p>0.001993</text:p>
          </table:table-cell>
          <table:table-cell office:value-type="float" office:value="16.0599" calcext:value-type="float">
            <text:p>16.0599</text:p>
          </table:table-cell>
          <table:table-cell office:value-type="float" office:value="0.23524" calcext:value-type="float">
            <text:p>0.23524</text:p>
          </table:table-cell>
          <table:table-cell office:value-type="float" office:value="0.07483" calcext:value-type="float">
            <text:p>0.07483</text:p>
          </table:table-cell>
          <table:table-cell office:value-type="float" office:value="8.0192" calcext:value-type="float">
            <text:p>8.0192</text:p>
          </table:table-cell>
          <table:table-cell office:value-type="float" office:value="0.61813" calcext:value-type="float">
            <text:p>0.61813</text:p>
          </table:table-cell>
          <table:table-cell office:value-type="float" office:value="12.6737" calcext:value-type="float">
            <text:p>12.6737</text:p>
          </table:table-cell>
          <table:table-cell office:value-type="float" office:value="0.39649" calcext:value-type="float">
            <text:p>0.39649</text:p>
          </table:table-cell>
          <table:table-cell office:value-type="float" office:value="0.77382" calcext:value-type="float">
            <text:p>0.77382</text:p>
          </table:table-cell>
          <table:table-cell office:value-type="float" office:value="0.59342" calcext:value-type="float">
            <text:p>0.59342</text:p>
          </table:table-cell>
          <table:table-cell office:value-type="float" office:value="0.32819" calcext:value-type="float">
            <text:p>0.328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7651.2" calcext:value-type="float">
            <text:p>97651.2</text:p>
          </table:table-cell>
          <table:table-cell office:value-type="float" office:value="0.002212" calcext:value-type="float">
            <text:p>0.002212</text:p>
          </table:table-cell>
          <table:table-cell office:value-type="float" office:value="15.8444" calcext:value-type="float">
            <text:p>15.8444</text:p>
          </table:table-cell>
          <table:table-cell office:value-type="float" office:value="0.2455" calcext:value-type="float">
            <text:p>0.2455</text:p>
          </table:table-cell>
          <table:table-cell office:value-type="float" office:value="0.08067" calcext:value-type="float">
            <text:p>0.08067</text:p>
          </table:table-cell>
          <table:table-cell office:value-type="float" office:value="8.0092" calcext:value-type="float">
            <text:p>8.0092</text:p>
          </table:table-cell>
          <table:table-cell office:value-type="float" office:value="0.61861" calcext:value-type="float">
            <text:p>0.61861</text:p>
          </table:table-cell>
          <table:table-cell office:value-type="float" office:value="12.6271" calcext:value-type="float">
            <text:p>12.6271</text:p>
          </table:table-cell>
          <table:table-cell office:value-type="float" office:value="0.39871" calcext:value-type="float">
            <text:p>0.39871</text:p>
          </table:table-cell>
          <table:table-cell office:value-type="float" office:value="0.77273" calcext:value-type="float">
            <text:p>0.77273</text:p>
          </table:table-cell>
          <table:table-cell office:value-type="float" office:value="0.59109" calcext:value-type="float">
            <text:p>0.59109</text:p>
          </table:table-cell>
          <table:table-cell office:value-type="float" office:value="0.32279" calcext:value-type="float">
            <text:p>0.3227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7435.2" calcext:value-type="float">
            <text:p>97435.2</text:p>
          </table:table-cell>
          <table:table-cell office:value-type="float" office:value="0.002459" calcext:value-type="float">
            <text:p>0.002459</text:p>
          </table:table-cell>
          <table:table-cell office:value-type="float" office:value="15.6212" calcext:value-type="float">
            <text:p>15.6212</text:p>
          </table:table-cell>
          <table:table-cell office:value-type="float" office:value="0.25613" calcext:value-type="float">
            <text:p>0.25613</text:p>
          </table:table-cell>
          <table:table-cell office:value-type="float" office:value="0.08692" calcext:value-type="float">
            <text:p>0.08692</text:p>
          </table:table-cell>
          <table:table-cell office:value-type="float" office:value="7.998" calcext:value-type="float">
            <text:p>7.998</text:p>
          </table:table-cell>
          <table:table-cell office:value-type="float" office:value="0.61914" calcext:value-type="float">
            <text:p>0.61914</text:p>
          </table:table-cell>
          <table:table-cell office:value-type="float" office:value="12.5752" calcext:value-type="float">
            <text:p>12.5752</text:p>
          </table:table-cell>
          <table:table-cell office:value-type="float" office:value="0.40118" calcext:value-type="float">
            <text:p>0.40118</text:p>
          </table:table-cell>
          <table:table-cell office:value-type="float" office:value="0.77151" calcext:value-type="float">
            <text:p>0.77151</text:p>
          </table:table-cell>
          <table:table-cell office:value-type="float" office:value="0.58848" calcext:value-type="float">
            <text:p>0.58848</text:p>
          </table:table-cell>
          <table:table-cell office:value-type="float" office:value="0.31681" calcext:value-type="float">
            <text:p>0.3168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7195.6" calcext:value-type="float">
            <text:p>97195.6</text:p>
          </table:table-cell>
          <table:table-cell office:value-type="float" office:value="0.002736" calcext:value-type="float">
            <text:p>0.002736</text:p>
          </table:table-cell>
          <table:table-cell office:value-type="float" office:value="15.3901" calcext:value-type="float">
            <text:p>15.3901</text:p>
          </table:table-cell>
          <table:table-cell office:value-type="float" office:value="0.26714" calcext:value-type="float">
            <text:p>0.26714</text:p>
          </table:table-cell>
          <table:table-cell office:value-type="float" office:value="0.0936" calcext:value-type="float">
            <text:p>0.0936</text:p>
          </table:table-cell>
          <table:table-cell office:value-type="float" office:value="7.9854" calcext:value-type="float">
            <text:p>7.9854</text:p>
          </table:table-cell>
          <table:table-cell office:value-type="float" office:value="0.61974" calcext:value-type="float">
            <text:p>0.61974</text:p>
          </table:table-cell>
          <table:table-cell office:value-type="float" office:value="12.5174" calcext:value-type="float">
            <text:p>12.5174</text:p>
          </table:table-cell>
          <table:table-cell office:value-type="float" office:value="0.40393" calcext:value-type="float">
            <text:p>0.40393</text:p>
          </table:table-cell>
          <table:table-cell office:value-type="float" office:value="0.77014" calcext:value-type="float">
            <text:p>0.77014</text:p>
          </table:table-cell>
          <table:table-cell office:value-type="float" office:value="0.58556" calcext:value-type="float">
            <text:p>0.58556</text:p>
          </table:table-cell>
          <table:table-cell office:value-type="float" office:value="0.31024" calcext:value-type="float">
            <text:p>0.3102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6929.6" calcext:value-type="float">
            <text:p>96929.6</text:p>
          </table:table-cell>
          <table:table-cell office:value-type="float" office:value="0.003048" calcext:value-type="float">
            <text:p>0.003048</text:p>
          </table:table-cell>
          <table:table-cell office:value-type="float" office:value="15.1511" calcext:value-type="float">
            <text:p>15.1511</text:p>
          </table:table-cell>
          <table:table-cell office:value-type="float" office:value="0.27852" calcext:value-type="float">
            <text:p>0.27852</text:p>
          </table:table-cell>
          <table:table-cell office:value-type="float" office:value="0.10073" calcext:value-type="float">
            <text:p>0.10073</text:p>
          </table:table-cell>
          <table:table-cell office:value-type="float" office:value="7.9713" calcext:value-type="float">
            <text:p>7.9713</text:p>
          </table:table-cell>
          <table:table-cell office:value-type="float" office:value="0.62041" calcext:value-type="float">
            <text:p>0.62041</text:p>
          </table:table-cell>
          <table:table-cell office:value-type="float" office:value="12.4531" calcext:value-type="float">
            <text:p>12.4531</text:p>
          </table:table-cell>
          <table:table-cell office:value-type="float" office:value="0.407" calcext:value-type="float">
            <text:p>0.407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58229" calcext:value-type="float">
            <text:p>0.58229</text:p>
          </table:table-cell>
          <table:table-cell office:value-type="float" office:value="0.303" calcext:value-type="float">
            <text:p>0.30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6634.1" calcext:value-type="float">
            <text:p>96634.1</text:p>
          </table:table-cell>
          <table:table-cell office:value-type="float" office:value="0.003398" calcext:value-type="float">
            <text:p>0.003398</text:p>
          </table:table-cell>
          <table:table-cell office:value-type="float" office:value="14.9041" calcext:value-type="float">
            <text:p>14.9041</text:p>
          </table:table-cell>
          <table:table-cell office:value-type="float" office:value="0.29028" calcext:value-type="float">
            <text:p>0.29028</text:p>
          </table:table-cell>
          <table:table-cell office:value-type="float" office:value="0.10834" calcext:value-type="float">
            <text:p>0.10834</text:p>
          </table:table-cell>
          <table:table-cell office:value-type="float" office:value="7.9555" calcext:value-type="float">
            <text:p>7.9555</text:p>
          </table:table-cell>
          <table:table-cell office:value-type="float" office:value="0.62116" calcext:value-type="float">
            <text:p>0.62116</text:p>
          </table:table-cell>
          <table:table-cell office:value-type="float" office:value="12.3816" calcext:value-type="float">
            <text:p>12.3816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76687" calcext:value-type="float">
            <text:p>0.76687</text:p>
          </table:table-cell>
          <table:table-cell office:value-type="float" office:value="0.57864" calcext:value-type="float">
            <text:p>0.57864</text:p>
          </table:table-cell>
          <table:table-cell office:value-type="float" office:value="0.29508" calcext:value-type="float">
            <text:p>0.295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6305.8" calcext:value-type="float">
            <text:p>96305.8</text:p>
          </table:table-cell>
          <table:table-cell office:value-type="float" office:value="0.003792" calcext:value-type="float">
            <text:p>0.003792</text:p>
          </table:table-cell>
          <table:table-cell office:value-type="float" office:value="14.6491" calcext:value-type="float">
            <text:p>14.6491</text:p>
          </table:table-cell>
          <table:table-cell office:value-type="float" office:value="0.30243" calcext:value-type="float">
            <text:p>0.30243</text:p>
          </table:table-cell>
          <table:table-cell office:value-type="float" office:value="0.11644" calcext:value-type="float">
            <text:p>0.11644</text:p>
          </table:table-cell>
          <table:table-cell office:value-type="float" office:value="7.9379" calcext:value-type="float">
            <text:p>7.9379</text:p>
          </table:table-cell>
          <table:table-cell office:value-type="float" office:value="0.62201" calcext:value-type="float">
            <text:p>0.62201</text:p>
          </table:table-cell>
          <table:table-cell office:value-type="float" office:value="12.3024" calcext:value-type="float">
            <text:p>12.3024</text:p>
          </table:table-cell>
          <table:table-cell office:value-type="float" office:value="0.41417" calcext:value-type="float">
            <text:p>0.41417</text:p>
          </table:table-cell>
          <table:table-cell office:value-type="float" office:value="0.76493" calcext:value-type="float">
            <text:p>0.76493</text:p>
          </table:table-cell>
          <table:table-cell office:value-type="float" office:value="0.57457" calcext:value-type="float">
            <text:p>0.57457</text:p>
          </table:table-cell>
          <table:table-cell office:value-type="float" office:value="0.28641" calcext:value-type="float">
            <text:p>0.2864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5940.6" calcext:value-type="float">
            <text:p>95940.6</text:p>
          </table:table-cell>
          <table:table-cell office:value-type="float" office:value="0.004234" calcext:value-type="float">
            <text:p>0.004234</text:p>
          </table:table-cell>
          <table:table-cell office:value-type="float" office:value="14.3861" calcext:value-type="float">
            <text:p>14.3861</text:p>
          </table:table-cell>
          <table:table-cell office:value-type="float" office:value="0.31495" calcext:value-type="float">
            <text:p>0.31495</text:p>
          </table:table-cell>
          <table:table-cell office:value-type="float" office:value="0.12506" calcext:value-type="float">
            <text:p>0.12506</text:p>
          </table:table-cell>
          <table:table-cell office:value-type="float" office:value="7.9181" calcext:value-type="float">
            <text:p>7.9181</text:p>
          </table:table-cell>
          <table:table-cell office:value-type="float" office:value="0.62295" calcext:value-type="float">
            <text:p>0.62295</text:p>
          </table:table-cell>
          <table:table-cell office:value-type="float" office:value="12.2145" calcext:value-type="float">
            <text:p>12.2145</text:p>
          </table:table-cell>
          <table:table-cell office:value-type="float" office:value="0.41836" calcext:value-type="float">
            <text:p>0.41836</text:p>
          </table:table-cell>
          <table:table-cell office:value-type="float" office:value="0.76276" calcext:value-type="float">
            <text:p>0.76276</text:p>
          </table:table-cell>
          <table:table-cell office:value-type="float" office:value="0.57003" calcext:value-type="float">
            <text:p>0.57003</text:p>
          </table:table-cell>
          <table:table-cell office:value-type="float" office:value="0.27698" calcext:value-type="float">
            <text:p>0.2769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5534.4" calcext:value-type="float">
            <text:p>95534.4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14.1151" calcext:value-type="float">
            <text:p>14.1151</text:p>
          </table:table-cell>
          <table:table-cell office:value-type="float" office:value="0.32785" calcext:value-type="float">
            <text:p>0.32785</text:p>
          </table:table-cell>
          <table:table-cell office:value-type="float" office:value="0.13421" calcext:value-type="float">
            <text:p>0.13421</text:p>
          </table:table-cell>
          <table:table-cell office:value-type="float" office:value="7.896" calcext:value-type="float">
            <text:p>7.896</text:p>
          </table:table-cell>
          <table:table-cell office:value-type="float" office:value="0.624" calcext:value-type="float">
            <text:p>0.624</text:p>
          </table:table-cell>
          <table:table-cell office:value-type="float" office:value="12.1174" calcext:value-type="float">
            <text:p>12.1174</text:p>
          </table:table-cell>
          <table:table-cell office:value-type="float" office:value="0.42298" calcext:value-type="float">
            <text:p>0.42298</text:p>
          </table:table-cell>
          <table:table-cell office:value-type="float" office:value="0.76033" calcext:value-type="float">
            <text:p>0.76033</text:p>
          </table:table-cell>
          <table:table-cell office:value-type="float" office:value="0.56496" calcext:value-type="float">
            <text:p>0.56496</text:p>
          </table:table-cell>
          <table:table-cell office:value-type="float" office:value="0.26674" calcext:value-type="float">
            <text:p>0.2667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5082.5" calcext:value-type="float">
            <text:p>95082.5</text:p>
          </table:table-cell>
          <table:table-cell office:value-type="float" office:value="0.005288" calcext:value-type="float">
            <text:p>0.005288</text:p>
          </table:table-cell>
          <table:table-cell office:value-type="float" office:value="13.8363" calcext:value-type="float">
            <text:p>13.8363</text:p>
          </table:table-cell>
          <table:table-cell office:value-type="float" office:value="0.34113" calcext:value-type="float">
            <text:p>0.34113</text:p>
          </table:table-cell>
          <table:table-cell office:value-type="float" office:value="0.14392" calcext:value-type="float">
            <text:p>0.14392</text:p>
          </table:table-cell>
          <table:table-cell office:value-type="float" office:value="7.8712" calcext:value-type="float">
            <text:p>7.8712</text:p>
          </table:table-cell>
          <table:table-cell office:value-type="float" office:value="0.62518" calcext:value-type="float">
            <text:p>0.62518</text:p>
          </table:table-cell>
          <table:table-cell office:value-type="float" office:value="12.0101" calcext:value-type="float">
            <text:p>12.0101</text:p>
          </table:table-cell>
          <table:table-cell office:value-type="float" office:value="0.42809" calcext:value-type="float">
            <text:p>0.42809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55932" calcext:value-type="float">
            <text:p>0.55932</text:p>
          </table:table-cell>
          <table:table-cell office:value-type="float" office:value="0.25569" calcext:value-type="float">
            <text:p>0.2556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4579.7" calcext:value-type="float">
            <text:p>94579.7</text:p>
          </table:table-cell>
          <table:table-cell office:value-type="float" office:value="0.005915" calcext:value-type="float">
            <text:p>0.005915</text:p>
          </table:table-cell>
          <table:table-cell office:value-type="float" office:value="13.5498" calcext:value-type="float">
            <text:p>13.5498</text:p>
          </table:table-cell>
          <table:table-cell office:value-type="float" office:value="0.35477" calcext:value-type="float">
            <text:p>0.35477</text:p>
          </table:table-cell>
          <table:table-cell office:value-type="float" office:value="0.1542" calcext:value-type="float">
            <text:p>0.1542</text:p>
          </table:table-cell>
          <table:table-cell office:value-type="float" office:value="7.8435" calcext:value-type="float">
            <text:p>7.8435</text:p>
          </table:table-cell>
          <table:table-cell office:value-type="float" office:value="0.6265" calcext:value-type="float">
            <text:p>0.6265</text:p>
          </table:table-cell>
          <table:table-cell office:value-type="float" office:value="11.892" calcext:value-type="float">
            <text:p>11.892</text:p>
          </table:table-cell>
          <table:table-cell office:value-type="float" office:value="0.43371" calcext:value-type="float">
            <text:p>0.43371</text:p>
          </table:table-cell>
          <table:table-cell office:value-type="float" office:value="0.75455" calcext:value-type="float">
            <text:p>0.75455</text:p>
          </table:table-cell>
          <table:table-cell office:value-type="float" office:value="0.55305" calcext:value-type="float">
            <text:p>0.55305</text:p>
          </table:table-cell>
          <table:table-cell office:value-type="float" office:value="0.24381" calcext:value-type="float">
            <text:p>0.2438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4020.3" calcext:value-type="float">
            <text:p>94020.3</text:p>
          </table:table-cell>
          <table:table-cell office:value-type="float" office:value="0.006619" calcext:value-type="float">
            <text:p>0.006619</text:p>
          </table:table-cell>
          <table:table-cell office:value-type="float" office:value="13.2557" calcext:value-type="float">
            <text:p>13.2557</text:p>
          </table:table-cell>
          <table:table-cell office:value-type="float" office:value="0.36878" calcext:value-type="float">
            <text:p>0.36878</text:p>
          </table:table-cell>
          <table:table-cell office:value-type="float" office:value="0.16507" calcext:value-type="float">
            <text:p>0.16507</text:p>
          </table:table-cell>
          <table:table-cell office:value-type="float" office:value="7.8126" calcext:value-type="float">
            <text:p>7.8126</text:p>
          </table:table-cell>
          <table:table-cell office:value-type="float" office:value="0.62797" calcext:value-type="float">
            <text:p>0.62797</text:p>
          </table:table-cell>
          <table:table-cell office:value-type="float" office:value="11.7622" calcext:value-type="float">
            <text:p>11.7622</text:p>
          </table:table-cell>
          <table:table-cell office:value-type="float" office:value="0.4399" calcext:value-type="float">
            <text:p>0.4399</text:p>
          </table:table-cell>
          <table:table-cell office:value-type="float" office:value="0.75114" calcext:value-type="float">
            <text:p>0.75114</text:p>
          </table:table-cell>
          <table:table-cell office:value-type="float" office:value="0.54609" calcext:value-type="float">
            <text:p>0.54609</text:p>
          </table:table-cell>
          <table:table-cell office:value-type="float" office:value="0.23112" calcext:value-type="float">
            <text:p>0.2311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3398.1" calcext:value-type="float">
            <text:p>93398.1</text:p>
          </table:table-cell>
          <table:table-cell office:value-type="float" office:value="0.007409" calcext:value-type="float">
            <text:p>0.007409</text:p>
          </table:table-cell>
          <table:table-cell office:value-type="float" office:value="12.9542" calcext:value-type="float">
            <text:p>12.9542</text:p>
          </table:table-cell>
          <table:table-cell office:value-type="float" office:value="0.38313" calcext:value-type="float">
            <text:p>0.38313</text:p>
          </table:table-cell>
          <table:table-cell office:value-type="float" office:value="0.17654" calcext:value-type="float">
            <text:p>0.17654</text:p>
          </table:table-cell>
          <table:table-cell office:value-type="float" office:value="7.7781" calcext:value-type="float">
            <text:p>7.7781</text:p>
          </table:table-cell>
          <table:table-cell office:value-type="float" office:value="0.62961" calcext:value-type="float">
            <text:p>0.62961</text:p>
          </table:table-cell>
          <table:table-cell office:value-type="float" office:value="11.6199" calcext:value-type="float">
            <text:p>11.6199</text:p>
          </table:table-cell>
          <table:table-cell office:value-type="float" office:value="0.44667" calcext:value-type="float">
            <text:p>0.44667</text:p>
          </table:table-cell>
          <table:table-cell office:value-type="float" office:value="0.74732" calcext:value-type="float">
            <text:p>0.74732</text:p>
          </table:table-cell>
          <table:table-cell office:value-type="float" office:value="0.53836" calcext:value-type="float">
            <text:p>0.53836</text:p>
          </table:table-cell>
          <table:table-cell office:value-type="float" office:value="0.21764" calcext:value-type="float">
            <text:p>0.2176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2706.1" calcext:value-type="float">
            <text:p>92706.1</text:p>
          </table:table-cell>
          <table:table-cell office:value-type="float" office:value="0.008297" calcext:value-type="float">
            <text:p>0.008297</text:p>
          </table:table-cell>
          <table:table-cell office:value-type="float" office:value="12.6456" calcext:value-type="float">
            <text:p>12.6456</text:p>
          </table:table-cell>
          <table:table-cell office:value-type="float" office:value="0.39783" calcext:value-type="float">
            <text:p>0.39783</text:p>
          </table:table-cell>
          <table:table-cell office:value-type="float" office:value="0.18862" calcext:value-type="float">
            <text:p>0.18862</text:p>
          </table:table-cell>
          <table:table-cell office:value-type="float" office:value="7.7396" calcext:value-type="float">
            <text:p>7.7396</text:p>
          </table:table-cell>
          <table:table-cell office:value-type="float" office:value="0.63145" calcext:value-type="float">
            <text:p>0.63145</text:p>
          </table:table-cell>
          <table:table-cell office:value-type="float" office:value="11.4643" calcext:value-type="float">
            <text:p>11.4643</text:p>
          </table:table-cell>
          <table:table-cell office:value-type="float" office:value="0.45408" calcext:value-type="float">
            <text:p>0.45408</text:p>
          </table:table-cell>
          <table:table-cell office:value-type="float" office:value="0.74305" calcext:value-type="float">
            <text:p>0.74305</text:p>
          </table:table-cell>
          <table:table-cell office:value-type="float" office:value="0.52981" calcext:value-type="float">
            <text:p>0.52981</text:p>
          </table:table-cell>
          <table:table-cell office:value-type="float" office:value="0.20343" calcext:value-type="float">
            <text:p>0.2034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1936.9" calcext:value-type="float">
            <text:p>91936.9</text:p>
          </table:table-cell>
          <table:table-cell office:value-type="float" office:value="0.009294" calcext:value-type="float">
            <text:p>0.009294</text:p>
          </table:table-cell>
          <table:table-cell office:value-type="float" office:value="12.3302" calcext:value-type="float">
            <text:p>12.3302</text:p>
          </table:table-cell>
          <table:table-cell office:value-type="float" office:value="0.41285" calcext:value-type="float">
            <text:p>0.41285</text:p>
          </table:table-cell>
          <table:table-cell office:value-type="float" office:value="0.20133" calcext:value-type="float">
            <text:p>0.20133</text:p>
          </table:table-cell>
          <table:table-cell office:value-type="float" office:value="7.6968" calcext:value-type="float">
            <text:p>7.6968</text:p>
          </table:table-cell>
          <table:table-cell office:value-type="float" office:value="0.63349" calcext:value-type="float">
            <text:p>0.63349</text:p>
          </table:table-cell>
          <table:table-cell office:value-type="float" office:value="11.2949" calcext:value-type="float">
            <text:p>11.2949</text:p>
          </table:table-cell>
          <table:table-cell office:value-type="float" office:value="0.46215" calcext:value-type="float">
            <text:p>0.46215</text:p>
          </table:table-cell>
          <table:table-cell office:value-type="float" office:value="0.73828" calcext:value-type="float">
            <text:p>0.73828</text:p>
          </table:table-cell>
          <table:table-cell office:value-type="float" office:value="0.52036" calcext:value-type="float">
            <text:p>0.52036</text:p>
          </table:table-cell>
          <table:table-cell office:value-type="float" office:value="0.18856" calcext:value-type="float">
            <text:p>0.1885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082.4" calcext:value-type="float">
            <text:p>91082.4</text:p>
          </table:table-cell>
          <table:table-cell office:value-type="float" office:value="0.010413" calcext:value-type="float">
            <text:p>0.010413</text:p>
          </table:table-cell>
          <table:table-cell office:value-type="float" office:value="12.0083" calcext:value-type="float">
            <text:p>12.0083</text:p>
          </table:table-cell>
          <table:table-cell office:value-type="float" office:value="0.42818" calcext:value-type="float">
            <text:p>0.42818</text:p>
          </table:table-cell>
          <table:table-cell office:value-type="float" office:value="0.21467" calcext:value-type="float">
            <text:p>0.21467</text:p>
          </table:table-cell>
          <table:table-cell office:value-type="float" office:value="7.6491" calcext:value-type="float">
            <text:p>7.6491</text:p>
          </table:table-cell>
          <table:table-cell office:value-type="float" office:value="0.63576" calcext:value-type="float">
            <text:p>0.63576</text:p>
          </table:table-cell>
          <table:table-cell office:value-type="float" office:value="11.1109" calcext:value-type="float">
            <text:p>11.1109</text:p>
          </table:table-cell>
          <table:table-cell office:value-type="float" office:value="0.47091" calcext:value-type="float">
            <text:p>0.47091</text:p>
          </table:table-cell>
          <table:table-cell office:value-type="float" office:value="0.73295" calcext:value-type="float">
            <text:p>0.73295</text:p>
          </table:table-cell>
          <table:table-cell office:value-type="float" office:value="0.50994" calcext:value-type="float">
            <text:p>0.50994</text:p>
          </table:table-cell>
          <table:table-cell office:value-type="float" office:value="0.17313" calcext:value-type="float">
            <text:p>0.1731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0134" calcext:value-type="float">
            <text:p>90134</text:p>
          </table:table-cell>
          <table:table-cell office:value-type="float" office:value="0.01167" calcext:value-type="float">
            <text:p>0.01167</text:p>
          </table:table-cell>
          <table:table-cell office:value-type="float" office:value="11.6803" calcext:value-type="float">
            <text:p>11.6803</text:p>
          </table:table-cell>
          <table:table-cell office:value-type="float" office:value="0.44379" calcext:value-type="float">
            <text:p>0.44379</text:p>
          </table:table-cell>
          <table:table-cell office:value-type="float" office:value="0.22864" calcext:value-type="float">
            <text:p>0.22864</text:p>
          </table:table-cell>
          <table:table-cell office:value-type="float" office:value="7.5961" calcext:value-type="float">
            <text:p>7.5961</text:p>
          </table:table-cell>
          <table:table-cell office:value-type="float" office:value="0.63828" calcext:value-type="float">
            <text:p>0.63828</text:p>
          </table:table-cell>
          <table:table-cell office:value-type="float" office:value="10.9118" calcext:value-type="float">
            <text:p>10.9118</text:p>
          </table:table-cell>
          <table:table-cell office:value-type="float" office:value="0.48039" calcext:value-type="float">
            <text:p>0.48039</text:p>
          </table:table-cell>
          <table:table-cell office:value-type="float" office:value="0.72701" calcext:value-type="float">
            <text:p>0.72701</text:p>
          </table:table-cell>
          <table:table-cell office:value-type="float" office:value="0.49848" calcext:value-type="float">
            <text:p>0.49848</text:p>
          </table:table-cell>
          <table:table-cell office:value-type="float" office:value="0.1573" calcext:value-type="float">
            <text:p>0.15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9082.1" calcext:value-type="float">
            <text:p>89082.1</text:p>
          </table:table-cell>
          <table:table-cell office:value-type="float" office:value="0.013081" calcext:value-type="float">
            <text:p>0.013081</text:p>
          </table:table-cell>
          <table:table-cell office:value-type="float" office:value="11.3468" calcext:value-type="float">
            <text:p>11.3468</text:p>
          </table:table-cell>
          <table:table-cell office:value-type="float" office:value="0.45968" calcext:value-type="float">
            <text:p>0.45968</text:p>
          </table:table-cell>
          <table:table-cell office:value-type="float" office:value="0.24324" calcext:value-type="float">
            <text:p>0.24324</text:p>
          </table:table-cell>
          <table:table-cell office:value-type="float" office:value="7.5373" calcext:value-type="float">
            <text:p>7.5373</text:p>
          </table:table-cell>
          <table:table-cell office:value-type="float" office:value="0.64108" calcext:value-type="float">
            <text:p>0.64108</text:p>
          </table:table-cell>
          <table:table-cell office:value-type="float" office:value="10.6974" calcext:value-type="float">
            <text:p>10.6974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72039" calcext:value-type="float">
            <text:p>0.72039</text:p>
          </table:table-cell>
          <table:table-cell office:value-type="float" office:value="0.4859" calcext:value-type="float">
            <text:p>0.4859</text:p>
          </table:table-cell>
          <table:table-cell office:value-type="float" office:value="0.14122" calcext:value-type="float">
            <text:p>0.1412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7916.8" calcext:value-type="float">
            <text:p>87916.8</text:p>
          </table:table-cell>
          <table:table-cell office:value-type="float" office:value="0.014664" calcext:value-type="float">
            <text:p>0.014664</text:p>
          </table:table-cell>
          <table:table-cell office:value-type="float" office:value="11.0081" calcext:value-type="float">
            <text:p>11.0081</text:p>
          </table:table-cell>
          <table:table-cell office:value-type="float" office:value="0.4758" calcext:value-type="float">
            <text:p>0.4758</text:p>
          </table:table-cell>
          <table:table-cell office:value-type="float" office:value="0.25847" calcext:value-type="float">
            <text:p>0.25847</text:p>
          </table:table-cell>
          <table:table-cell office:value-type="float" office:value="7.4721" calcext:value-type="float">
            <text:p>7.4721</text:p>
          </table:table-cell>
          <table:table-cell office:value-type="float" office:value="0.64419" calcext:value-type="float">
            <text:p>0.64419</text:p>
          </table:table-cell>
          <table:table-cell office:value-type="float" office:value="10.4675" calcext:value-type="float">
            <text:p>10.4675</text:p>
          </table:table-cell>
          <table:table-cell office:value-type="float" office:value="0.50155" calcext:value-type="float">
            <text:p>0.50155</text:p>
          </table:table-cell>
          <table:table-cell office:value-type="float" office:value="0.71303" calcext:value-type="float">
            <text:p>0.71303</text:p>
          </table:table-cell>
          <table:table-cell office:value-type="float" office:value="0.47215" calcext:value-type="float">
            <text:p>0.47215</text:p>
          </table:table-cell>
          <table:table-cell office:value-type="float" office:value="0.12511" calcext:value-type="float">
            <text:p>0.1251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6627.6" calcext:value-type="float">
            <text:p>86627.6</text:p>
          </table:table-cell>
          <table:table-cell office:value-type="float" office:value="0.01644" calcext:value-type="float">
            <text:p>0.01644</text:p>
          </table:table-cell>
          <table:table-cell office:value-type="float" office:value="10.6649" calcext:value-type="float">
            <text:p>10.6649</text:p>
          </table:table-cell>
          <table:table-cell office:value-type="float" office:value="0.49215" calcext:value-type="float">
            <text:p>0.49215</text:p>
          </table:table-cell>
          <table:table-cell office:value-type="float" office:value="0.27433" calcext:value-type="float">
            <text:p>0.27433</text:p>
          </table:table-cell>
          <table:table-cell office:value-type="float" office:value="7.3999" calcext:value-type="float">
            <text:p>7.3999</text:p>
          </table:table-cell>
          <table:table-cell office:value-type="float" office:value="0.64762" calcext:value-type="float">
            <text:p>0.64762</text:p>
          </table:table-cell>
          <table:table-cell office:value-type="float" office:value="10.2221" calcext:value-type="float">
            <text:p>10.2221</text:p>
          </table:table-cell>
          <table:table-cell office:value-type="float" office:value="0.51323" calcext:value-type="float">
            <text:p>0.51323</text:p>
          </table:table-cell>
          <table:table-cell office:value-type="float" office:value="0.70483" calcext:value-type="float">
            <text:p>0.70483</text:p>
          </table:table-cell>
          <table:table-cell office:value-type="float" office:value="0.45715" calcext:value-type="float">
            <text:p>0.45715</text:p>
          </table:table-cell>
          <table:table-cell office:value-type="float" office:value="0.10918" calcext:value-type="float">
            <text:p>0.1091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5203.5" calcext:value-type="float">
            <text:p>85203.5</text:p>
          </table:table-cell>
          <table:table-cell office:value-type="float" office:value="0.018433" calcext:value-type="float">
            <text:p>0.018433</text:p>
          </table:table-cell>
          <table:table-cell office:value-type="float" office:value="10.3178" calcext:value-type="float">
            <text:p>10.3178</text:p>
          </table:table-cell>
          <table:table-cell office:value-type="float" office:value="0.50868" calcext:value-type="float">
            <text:p>0.50868</text:p>
          </table:table-cell>
          <table:table-cell office:value-type="float" office:value="0.29079" calcext:value-type="float">
            <text:p>0.29079</text:p>
          </table:table-cell>
          <table:table-cell office:value-type="float" office:value="7.3203" calcext:value-type="float">
            <text:p>7.3203</text:p>
          </table:table-cell>
          <table:table-cell office:value-type="float" office:value="0.65142" calcext:value-type="float">
            <text:p>0.65142</text:p>
          </table:table-cell>
          <table:table-cell office:value-type="float" office:value="9.9616" calcext:value-type="float">
            <text:p>9.9616</text:p>
          </table:table-cell>
          <table:table-cell office:value-type="float" office:value="0.52564" calcext:value-type="float">
            <text:p>0.52564</text:p>
          </table:table-cell>
          <table:table-cell office:value-type="float" office:value="0.69574" calcext:value-type="float">
            <text:p>0.69574</text:p>
          </table:table-cell>
          <table:table-cell office:value-type="float" office:value="0.44085" calcext:value-type="float">
            <text:p>0.44085</text:p>
          </table:table-cell>
          <table:table-cell office:value-type="float" office:value="0.09368" calcext:value-type="float">
            <text:p>0.0936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3632.9" calcext:value-type="float">
            <text:p>83632.9</text:p>
          </table:table-cell>
          <table:table-cell office:value-type="float" office:value="0.020668" calcext:value-type="float">
            <text:p>0.020668</text:p>
          </table:table-cell>
          <table:table-cell office:value-type="float" office:value="9.9674" calcext:value-type="float">
            <text:p>9.9674</text:p>
          </table:table-cell>
          <table:table-cell office:value-type="float" office:value="0.52536" calcext:value-type="float">
            <text:p>0.52536</text:p>
          </table:table-cell>
          <table:table-cell office:value-type="float" office:value="0.30783" calcext:value-type="float">
            <text:p>0.30783</text:p>
          </table:table-cell>
          <table:table-cell office:value-type="float" office:value="7.2325" calcext:value-type="float">
            <text:p>7.2325</text:p>
          </table:table-cell>
          <table:table-cell office:value-type="float" office:value="0.6556" calcext:value-type="float">
            <text:p>0.6556</text:p>
          </table:table-cell>
          <table:table-cell office:value-type="float" office:value="9.6866" calcext:value-type="float">
            <text:p>9.6866</text:p>
          </table:table-cell>
          <table:table-cell office:value-type="float" office:value="0.53873" calcext:value-type="float">
            <text:p>0.53873</text:p>
          </table:table-cell>
          <table:table-cell office:value-type="float" office:value="0.68566" calcext:value-type="float">
            <text:p>0.68566</text:p>
          </table:table-cell>
          <table:table-cell office:value-type="float" office:value="0.42323" calcext:value-type="float">
            <text:p>0.42323</text:p>
          </table:table-cell>
          <table:table-cell office:value-type="float" office:value="0.07887" calcext:value-type="float">
            <text:p>0.0788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1904.3" calcext:value-type="float">
            <text:p>81904.3</text:p>
          </table:table-cell>
          <table:table-cell office:value-type="float" office:value="0.023175" calcext:value-type="float">
            <text:p>0.023175</text:p>
          </table:table-cell>
          <table:table-cell office:value-type="float" office:value="9.6145" calcext:value-type="float">
            <text:p>9.6145</text:p>
          </table:table-cell>
          <table:table-cell office:value-type="float" office:value="0.54217" calcext:value-type="float">
            <text:p>0.54217</text:p>
          </table:table-cell>
          <table:table-cell office:value-type="float" office:value="0.32544" calcext:value-type="float">
            <text:p>0.32544</text:p>
          </table:table-cell>
          <table:table-cell office:value-type="float" office:value="7.136" calcext:value-type="float">
            <text:p>7.136</text:p>
          </table:table-cell>
          <table:table-cell office:value-type="float" office:value="0.66019" calcext:value-type="float">
            <text:p>0.66019</text:p>
          </table:table-cell>
          <table:table-cell office:value-type="float" office:value="9.398" calcext:value-type="float">
            <text:p>9.398</text:p>
          </table:table-cell>
          <table:table-cell office:value-type="float" office:value="0.55247" calcext:value-type="float">
            <text:p>0.55247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40427" calcext:value-type="float">
            <text:p>0.40427</text:p>
          </table:table-cell>
          <table:table-cell office:value-type="float" office:value="0.065" calcext:value-type="float">
            <text:p>0.06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0006.2" calcext:value-type="float">
            <text:p>80006.2</text:p>
          </table:table-cell>
          <table:table-cell office:value-type="float" office:value="0.025984" calcext:value-type="float">
            <text:p>0.025984</text:p>
          </table:table-cell>
          <table:table-cell office:value-type="float" office:value="9.2598" calcext:value-type="float">
            <text:p>9.2598</text:p>
          </table:table-cell>
          <table:table-cell office:value-type="float" office:value="0.55906" calcext:value-type="float">
            <text:p>0.55906</text:p>
          </table:table-cell>
          <table:table-cell office:value-type="float" office:value="0.34359" calcext:value-type="float">
            <text:p>0.34359</text:p>
          </table:table-cell>
          <table:table-cell office:value-type="float" office:value="7.0302" calcext:value-type="float">
            <text:p>7.0302</text:p>
          </table:table-cell>
          <table:table-cell office:value-type="float" office:value="0.66523" calcext:value-type="float">
            <text:p>0.66523</text:p>
          </table:table-cell>
          <table:table-cell office:value-type="float" office:value="9.097" calcext:value-type="float">
            <text:p>9.097</text:p>
          </table:table-cell>
          <table:table-cell office:value-type="float" office:value="0.56681" calcext:value-type="float">
            <text:p>0.56681</text:p>
          </table:table-cell>
          <table:table-cell office:value-type="float" office:value="0.66217" calcext:value-type="float">
            <text:p>0.66217</text:p>
          </table:table-cell>
          <table:table-cell office:value-type="float" office:value="0.38396" calcext:value-type="float">
            <text:p>0.38396</text:p>
          </table:table-cell>
          <table:table-cell office:value-type="float" office:value="0.0523" calcext:value-type="float">
            <text:p>0.052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927.4" calcext:value-type="float">
            <text:p>77927.4</text:p>
          </table:table-cell>
          <table:table-cell office:value-type="float" office:value="0.029132" calcext:value-type="float">
            <text:p>0.029132</text:p>
          </table:table-cell>
          <table:table-cell office:value-type="float" office:value="8.9042" calcext:value-type="float">
            <text:p>8.9042</text:p>
          </table:table-cell>
          <table:table-cell office:value-type="float" office:value="0.57599" calcext:value-type="float">
            <text:p>0.57599</text:p>
          </table:table-cell>
          <table:table-cell office:value-type="float" office:value="0.36224" calcext:value-type="float">
            <text:p>0.36224</text:p>
          </table:table-cell>
          <table:table-cell office:value-type="float" office:value="6.9146" calcext:value-type="float">
            <text:p>6.9146</text:p>
          </table:table-cell>
          <table:table-cell office:value-type="float" office:value="0.67074" calcext:value-type="float">
            <text:p>0.67074</text:p>
          </table:table-cell>
          <table:table-cell office:value-type="float" office:value="8.785" calcext:value-type="float">
            <text:p>8.785</text:p>
          </table:table-cell>
          <table:table-cell office:value-type="float" office:value="0.58166" calcext:value-type="float">
            <text:p>0.58166</text:p>
          </table:table-cell>
          <table:table-cell office:value-type="float" office:value="0.64859" calcext:value-type="float">
            <text:p>0.64859</text:p>
          </table:table-cell>
          <table:table-cell office:value-type="float" office:value="0.36235" calcext:value-type="float">
            <text:p>0.36235</text:p>
          </table:table-cell>
          <table:table-cell office:value-type="float" office:value="0.04096" calcext:value-type="float">
            <text:p>0.0409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5657.2" calcext:value-type="float">
            <text:p>75657.2</text:p>
          </table:table-cell>
          <table:table-cell office:value-type="float" office:value="0.032658" calcext:value-type="float">
            <text:p>0.032658</text:p>
          </table:table-cell>
          <table:table-cell office:value-type="float" office:value="8.5484" calcext:value-type="float">
            <text:p>8.5484</text:p>
          </table:table-cell>
          <table:table-cell office:value-type="float" office:value="0.59293" calcext:value-type="float">
            <text:p>0.59293</text:p>
          </table:table-cell>
          <table:table-cell office:value-type="float" office:value="0.38134" calcext:value-type="float">
            <text:p>0.38134</text:p>
          </table:table-cell>
          <table:table-cell office:value-type="float" office:value="6.7885" calcext:value-type="float">
            <text:p>6.7885</text:p>
          </table:table-cell>
          <table:table-cell office:value-type="float" office:value="0.67674" calcext:value-type="float">
            <text:p>0.67674</text:p>
          </table:table-cell>
          <table:table-cell office:value-type="float" office:value="8.4639" calcext:value-type="float">
            <text:p>8.4639</text:p>
          </table:table-cell>
          <table:table-cell office:value-type="float" office:value="0.59696" calcext:value-type="float">
            <text:p>0.59696</text:p>
          </table:table-cell>
          <table:table-cell office:value-type="float" office:value="0.63365" calcext:value-type="float">
            <text:p>0.63365</text:p>
          </table:table-cell>
          <table:table-cell office:value-type="float" office:value="0.33952" calcext:value-type="float">
            <text:p>0.33952</text:p>
          </table:table-cell>
          <table:table-cell office:value-type="float" office:value="0.03113" calcext:value-type="float">
            <text:p>0.0311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3186.3" calcext:value-type="float">
            <text:p>73186.3</text:p>
          </table:table-cell>
          <table:table-cell office:value-type="float" office:value="0.036607" calcext:value-type="float">
            <text:p>0.036607</text:p>
          </table:table-cell>
          <table:table-cell office:value-type="float" office:value="8.1934" calcext:value-type="float">
            <text:p>8.1934</text:p>
          </table:table-cell>
          <table:table-cell office:value-type="float" office:value="0.60984" calcext:value-type="float">
            <text:p>0.60984</text:p>
          </table:table-cell>
          <table:table-cell office:value-type="float" office:value="0.40086" calcext:value-type="float">
            <text:p>0.40086</text:p>
          </table:table-cell>
          <table:table-cell office:value-type="float" office:value="6.6517" calcext:value-type="float">
            <text:p>6.6517</text:p>
          </table:table-cell>
          <table:table-cell office:value-type="float" office:value="0.68325" calcext:value-type="float">
            <text:p>0.68325</text:p>
          </table:table-cell>
          <table:table-cell office:value-type="float" office:value="8.1354" calcext:value-type="float">
            <text:p>8.1354</text:p>
          </table:table-cell>
          <table:table-cell office:value-type="float" office:value="0.6126" calcext:value-type="float">
            <text:p>0.6126</text:p>
          </table:table-cell>
          <table:table-cell office:value-type="float" office:value="0.61727" calcext:value-type="float">
            <text:p>0.61727</text:p>
          </table:table-cell>
          <table:table-cell office:value-type="float" office:value="0.31556" calcext:value-type="float">
            <text:p>0.31556</text:p>
          </table:table-cell>
          <table:table-cell office:value-type="float" office:value="0.02286" calcext:value-type="float">
            <text:p>0.0228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0507.2" calcext:value-type="float">
            <text:p>70507.2</text:p>
          </table:table-cell>
          <table:table-cell office:value-type="float" office:value="0.041025" calcext:value-type="float">
            <text:p>0.041025</text:p>
          </table:table-cell>
          <table:table-cell office:value-type="float" office:value="7.8401" calcext:value-type="float">
            <text:p>7.8401</text:p>
          </table:table-cell>
          <table:table-cell office:value-type="float" office:value="0.62666" calcext:value-type="float">
            <text:p>0.62666</text:p>
          </table:table-cell>
          <table:table-cell office:value-type="float" office:value="0.42075" calcext:value-type="float">
            <text:p>0.42075</text:p>
          </table:table-cell>
          <table:table-cell office:value-type="float" office:value="6.5037" calcext:value-type="float">
            <text:p>6.5037</text:p>
          </table:table-cell>
          <table:table-cell office:value-type="float" office:value="0.6903" calcext:value-type="float">
            <text:p>0.6903</text:p>
          </table:table-cell>
          <table:table-cell office:value-type="float" office:value="7.8018" calcext:value-type="float">
            <text:p>7.8018</text:p>
          </table:table-cell>
          <table:table-cell office:value-type="float" office:value="0.62848" calcext:value-type="float">
            <text:p>0.62848</text:p>
          </table:table-cell>
          <table:table-cell office:value-type="float" office:value="0.59936" calcext:value-type="float">
            <text:p>0.59936</text:p>
          </table:table-cell>
          <table:table-cell office:value-type="float" office:value="0.29064" calcext:value-type="float">
            <text:p>0.29064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7614.6" calcext:value-type="float">
            <text:p>67614.6</text:p>
          </table:table-cell>
          <table:table-cell office:value-type="float" office:value="0.045968" calcext:value-type="float">
            <text:p>0.045968</text:p>
          </table:table-cell>
          <table:table-cell office:value-type="float" office:value="7.4893" calcext:value-type="float">
            <text:p>7.4893</text:p>
          </table:table-cell>
          <table:table-cell office:value-type="float" office:value="0.64336" calcext:value-type="float">
            <text:p>0.64336</text:p>
          </table:table-cell>
          <table:table-cell office:value-type="float" office:value="0.44094" calcext:value-type="float">
            <text:p>0.44094</text:p>
          </table:table-cell>
          <table:table-cell office:value-type="float" office:value="6.3443" calcext:value-type="float">
            <text:p>6.3443</text:p>
          </table:table-cell>
          <table:table-cell office:value-type="float" office:value="0.69789" calcext:value-type="float">
            <text:p>0.69789</text:p>
          </table:table-cell>
          <table:table-cell office:value-type="float" office:value="7.4651" calcext:value-type="float">
            <text:p>7.4651</text:p>
          </table:table-cell>
          <table:table-cell office:value-type="float" office:value="0.64452" calcext:value-type="float">
            <text:p>0.64452</text:p>
          </table:table-cell>
          <table:table-cell office:value-type="float" office:value="0.57985" calcext:value-type="float">
            <text:p>0.57985</text:p>
          </table:table-cell>
          <table:table-cell office:value-type="float" office:value="0.26498" calcext:value-type="float">
            <text:p>0.26498</text:p>
          </table:table-cell>
          <table:table-cell office:value-type="float" office:value="0.01094" calcext:value-type="float">
            <text:p>0.0109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4506.5" calcext:value-type="float">
            <text:p>64506.5</text:p>
          </table:table-cell>
          <table:table-cell office:value-type="float" office:value="0.051493" calcext:value-type="float">
            <text:p>0.051493</text:p>
          </table:table-cell>
          <table:table-cell office:value-type="float" office:value="7.1421" calcext:value-type="float">
            <text:p>7.1421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46137" calcext:value-type="float">
            <text:p>0.46137</text:p>
          </table:table-cell>
          <table:table-cell office:value-type="float" office:value="6.1735" calcext:value-type="float">
            <text:p>6.1735</text:p>
          </table:table-cell>
          <table:table-cell office:value-type="float" office:value="0.70602" calcext:value-type="float">
            <text:p>0.70602</text:p>
          </table:table-cell>
          <table:table-cell office:value-type="float" office:value="7.1275" calcext:value-type="float">
            <text:p>7.1275</text:p>
          </table:table-cell>
          <table:table-cell office:value-type="float" office:value="0.66059" calcext:value-type="float">
            <text:p>0.66059</text:p>
          </table:table-cell>
          <table:table-cell office:value-type="float" office:value="0.55868" calcext:value-type="float">
            <text:p>0.55868</text:p>
          </table:table-cell>
          <table:table-cell office:value-type="float" office:value="0.23882" calcext:value-type="float">
            <text:p>0.23882</text:p>
          </table:table-cell>
          <table:table-cell office:value-type="float" office:value="0.00706" calcext:value-type="float">
            <text:p>0.0070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1184.9" calcext:value-type="float">
            <text:p>61184.9</text:p>
          </table:table-cell>
          <table:table-cell office:value-type="float" office:value="0.057665" calcext:value-type="float">
            <text:p>0.057665</text:p>
          </table:table-cell>
          <table:table-cell office:value-type="float" office:value="6.7993" calcext:value-type="float">
            <text:p>6.7993</text:p>
          </table:table-cell>
          <table:table-cell office:value-type="float" office:value="0.67622" calcext:value-type="float">
            <text:p>0.67622</text:p>
          </table:table-cell>
          <table:table-cell office:value-type="float" office:value="0.48199" calcext:value-type="float">
            <text:p>0.48199</text:p>
          </table:table-cell>
          <table:table-cell office:value-type="float" office:value="5.9915" calcext:value-type="float">
            <text:p>5.9915</text:p>
          </table:table-cell>
          <table:table-cell office:value-type="float" office:value="0.71469" calcext:value-type="float">
            <text:p>0.71469</text:p>
          </table:table-cell>
          <table:table-cell office:value-type="float" office:value="6.791" calcext:value-type="float">
            <text:p>6.791</text:p>
          </table:table-cell>
          <table:table-cell office:value-type="float" office:value="0.67662" calcext:value-type="float">
            <text:p>0.67662</text:p>
          </table:table-cell>
          <table:table-cell office:value-type="float" office:value="0.53581" calcext:value-type="float">
            <text:p>0.53581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00431" calcext:value-type="float">
            <text:p>0.0043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7656.7" calcext:value-type="float">
            <text:p>57656.7</text:p>
          </table:table-cell>
          <table:table-cell office:value-type="float" office:value="0.064554" calcext:value-type="float">
            <text:p>0.064554</text:p>
          </table:table-cell>
          <table:table-cell office:value-type="float" office:value="6.4619" calcext:value-type="float">
            <text:p>6.4619</text:p>
          </table:table-cell>
          <table:table-cell office:value-type="float" office:value="0.69229" calcext:value-type="float">
            <text:p>0.69229</text:p>
          </table:table-cell>
          <table:table-cell office:value-type="float" office:value="0.50272" calcext:value-type="float">
            <text:p>0.50272</text:p>
          </table:table-cell>
          <table:table-cell office:value-type="float" office:value="5.7986" calcext:value-type="float">
            <text:p>5.7986</text:p>
          </table:table-cell>
          <table:table-cell office:value-type="float" office:value="0.72388" calcext:value-type="float">
            <text:p>0.72388</text:p>
          </table:table-cell>
          <table:table-cell office:value-type="float" office:value="6.4574" calcext:value-type="float">
            <text:p>6.4574</text:p>
          </table:table-cell>
          <table:table-cell office:value-type="float" office:value="0.6925" calcext:value-type="float">
            <text:p>0.6925</text:p>
          </table:table-cell>
          <table:table-cell office:value-type="float" office:value="0.51122" calcext:value-type="float">
            <text:p>0.51122</text:p>
          </table:table-cell>
          <table:table-cell office:value-type="float" office:value="0.18635" calcext:value-type="float">
            <text:p>0.18635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3934.7" calcext:value-type="float">
            <text:p>53934.7</text:p>
          </table:table-cell>
          <table:table-cell office:value-type="float" office:value="0.072237" calcext:value-type="float">
            <text:p>0.072237</text:p>
          </table:table-cell>
          <table:table-cell office:value-type="float" office:value="6.1308" calcext:value-type="float">
            <text:p>6.1308</text:p>
          </table:table-cell>
          <table:table-cell office:value-type="float" office:value="0.70806" calcext:value-type="float">
            <text:p>0.70806</text:p>
          </table:table-cell>
          <table:table-cell office:value-type="float" office:value="0.52349" calcext:value-type="float">
            <text:p>0.52349</text:p>
          </table:table-cell>
          <table:table-cell office:value-type="float" office:value="5.5954" calcext:value-type="float">
            <text:p>5.5954</text:p>
          </table:table-cell>
          <table:table-cell office:value-type="float" office:value="0.73355" calcext:value-type="float">
            <text:p>0.73355</text:p>
          </table:table-cell>
          <table:table-cell office:value-type="float" office:value="6.1285" calcext:value-type="float">
            <text:p>6.1285</text:p>
          </table:table-cell>
          <table:table-cell office:value-type="float" office:value="0.70817" calcext:value-type="float">
            <text:p>0.70817</text:p>
          </table:table-cell>
          <table:table-cell office:value-type="float" office:value="0.48492" calcext:value-type="float">
            <text:p>0.48492</text:p>
          </table:table-cell>
          <table:table-cell office:value-type="float" office:value="0.16079" calcext:value-type="float">
            <text:p>0.16079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0038.6" calcext:value-type="float">
            <text:p>50038.6</text:p>
          </table:table-cell>
          <table:table-cell office:value-type="float" office:value="0.080798" calcext:value-type="float">
            <text:p>0.080798</text:p>
          </table:table-cell>
          <table:table-cell office:value-type="float" office:value="5.8068" calcext:value-type="float">
            <text:p>5.8068</text:p>
          </table:table-cell>
          <table:table-cell office:value-type="float" office:value="0.72349" calcext:value-type="float">
            <text:p>0.72349</text:p>
          </table:table-cell>
          <table:table-cell office:value-type="float" office:value="0.54422" calcext:value-type="float">
            <text:p>0.54422</text:p>
          </table:table-cell>
          <table:table-cell office:value-type="float" office:value="5.3828" calcext:value-type="float">
            <text:p>5.3828</text:p>
          </table:table-cell>
          <table:table-cell office:value-type="float" office:value="0.74368" calcext:value-type="float">
            <text:p>0.74368</text:p>
          </table:table-cell>
          <table:table-cell office:value-type="float" office:value="5.8057" calcext:value-type="float">
            <text:p>5.8057</text:p>
          </table:table-cell>
          <table:table-cell office:value-type="float" office:value="0.72354" calcext:value-type="float">
            <text:p>0.72354</text:p>
          </table:table-cell>
          <table:table-cell office:value-type="float" office:value="0.45697" calcext:value-type="float">
            <text:p>0.45697</text:p>
          </table:table-cell>
          <table:table-cell office:value-type="float" office:value="0.13621" calcext:value-type="float">
            <text:p>0.13621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5995.6" calcext:value-type="float">
            <text:p>45995.6</text:p>
          </table:table-cell>
          <table:table-cell office:value-type="float" office:value="0.090326" calcext:value-type="float">
            <text:p>0.090326</text:p>
          </table:table-cell>
          <table:table-cell office:value-type="float" office:value="5.4908" calcext:value-type="float">
            <text:p>5.4908</text:p>
          </table:table-cell>
          <table:table-cell office:value-type="float" office:value="0.73853" calcext:value-type="float">
            <text:p>0.73853</text:p>
          </table:table-cell>
          <table:table-cell office:value-type="float" office:value="0.56484" calcext:value-type="float">
            <text:p>0.56484</text:p>
          </table:table-cell>
          <table:table-cell office:value-type="float" office:value="5.162" calcext:value-type="float">
            <text:p>5.162</text:p>
          </table:table-cell>
          <table:table-cell office:value-type="float" office:value="0.75419" calcext:value-type="float">
            <text:p>0.75419</text:p>
          </table:table-cell>
          <table:table-cell office:value-type="float" office:value="5.4903" calcext:value-type="float">
            <text:p>5.4903</text:p>
          </table:table-cell>
          <table:table-cell office:value-type="float" office:value="0.73856" calcext:value-type="float">
            <text:p>0.73856</text:p>
          </table:table-cell>
          <table:table-cell office:value-type="float" office:value="0.42748" calcext:value-type="float">
            <text:p>0.42748</text:p>
          </table:table-cell>
          <table:table-cell office:value-type="float" office:value="0.11305" calcext:value-type="float">
            <text:p>0.113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1841.1" calcext:value-type="float">
            <text:p>41841.1</text:p>
          </table:table-cell>
          <table:table-cell office:value-type="float" office:value="0.100917" calcext:value-type="float">
            <text:p>0.100917</text:p>
          </table:table-cell>
          <table:table-cell office:value-type="float" office:value="5.1835" calcext:value-type="float">
            <text:p>5.1835</text:p>
          </table:table-cell>
          <table:table-cell office:value-type="float" office:value="0.75317" calcext:value-type="float">
            <text:p>0.75317</text:p>
          </table:table-cell>
          <table:table-cell office:value-type="float" office:value="0.58528" calcext:value-type="float">
            <text:p>0.58528</text:p>
          </table:table-cell>
          <table:table-cell office:value-type="float" office:value="4.9346" calcext:value-type="float">
            <text:p>4.9346</text:p>
          </table:table-cell>
          <table:table-cell office:value-type="float" office:value="0.76502" calcext:value-type="float">
            <text:p>0.76502</text:p>
          </table:table-cell>
          <table:table-cell office:value-type="float" office:value="5.1833" calcext:value-type="float">
            <text:p>5.1833</text:p>
          </table:table-cell>
          <table:table-cell office:value-type="float" office:value="0.75317" calcext:value-type="float">
            <text:p>0.75317</text:p>
          </table:table-cell>
          <table:table-cell office:value-type="float" office:value="0.39659" calcext:value-type="float">
            <text:p>0.39659</text:p>
          </table:table-cell>
          <table:table-cell office:value-type="float" office:value="0.09168" calcext:value-type="float">
            <text:p>0.0916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7618.6" calcext:value-type="float">
            <text:p>37618.6</text:p>
          </table:table-cell>
          <table:table-cell office:value-type="float" office:value="0.112675" calcext:value-type="float">
            <text:p>0.112675</text:p>
          </table:table-cell>
          <table:table-cell office:value-type="float" office:value="4.8858" calcext:value-type="float">
            <text:p>4.8858</text:p>
          </table:table-cell>
          <table:table-cell office:value-type="float" office:value="0.76735" calcext:value-type="float">
            <text:p>0.76735</text:p>
          </table:table-cell>
          <table:table-cell office:value-type="float" office:value="0.60545" calcext:value-type="float">
            <text:p>0.60545</text:p>
          </table:table-cell>
          <table:table-cell office:value-type="float" office:value="4.7021" calcext:value-type="float">
            <text:p>4.7021</text:p>
          </table:table-cell>
          <table:table-cell office:value-type="float" office:value="0.77609" calcext:value-type="float">
            <text:p>0.77609</text:p>
          </table:table-cell>
          <table:table-cell office:value-type="float" office:value="4.8857" calcext:value-type="float">
            <text:p>4.8857</text:p>
          </table:table-cell>
          <table:table-cell office:value-type="float" office:value="0.76735" calcext:value-type="float">
            <text:p>0.76735</text:p>
          </table:table-cell>
          <table:table-cell office:value-type="float" office:value="0.36453" calcext:value-type="float">
            <text:p>0.36453</text:p>
          </table:table-cell>
          <table:table-cell office:value-type="float" office:value="0.07244" calcext:value-type="float">
            <text:p>0.07244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3379.9" calcext:value-type="float">
            <text:p>33379.9</text:p>
          </table:table-cell>
          <table:table-cell office:value-type="float" office:value="0.125708" calcext:value-type="float">
            <text:p>0.125708</text:p>
          </table:table-cell>
          <table:table-cell office:value-type="float" office:value="4.5981" calcext:value-type="float">
            <text:p>4.5981</text:p>
          </table:table-cell>
          <table:table-cell office:value-type="float" office:value="0.78104" calcext:value-type="float">
            <text:p>0.78104</text:p>
          </table:table-cell>
          <table:table-cell office:value-type="float" office:value="0.62529" calcext:value-type="float">
            <text:p>0.62529</text:p>
          </table:table-cell>
          <table:table-cell office:value-type="float" office:value="4.4665" calcext:value-type="float">
            <text:p>4.4665</text:p>
          </table:table-cell>
          <table:table-cell office:value-type="float" office:value="0.78731" calcext:value-type="float">
            <text:p>0.78731</text:p>
          </table:table-cell>
          <table:table-cell office:value-type="float" office:value="4.5981" calcext:value-type="float">
            <text:p>4.5981</text:p>
          </table:table-cell>
          <table:table-cell office:value-type="float" office:value="0.78104" calcext:value-type="float">
            <text:p>0.78104</text:p>
          </table:table-cell>
          <table:table-cell office:value-type="float" office:value="0.33158" calcext:value-type="float">
            <text:p>0.33158</text:p>
          </table:table-cell>
          <table:table-cell office:value-type="float" office:value="0.05559" calcext:value-type="float">
            <text:p>0.0555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9183.8" calcext:value-type="float">
            <text:p>29183.8</text:p>
          </table:table-cell>
          <table:table-cell office:value-type="float" office:value="0.140128" calcext:value-type="float">
            <text:p>0.140128</text:p>
          </table:table-cell>
          <table:table-cell office:value-type="float" office:value="4.3213" calcext:value-type="float">
            <text:p>4.3213</text:p>
          </table:table-cell>
          <table:table-cell office:value-type="float" office:value="0.79423" calcext:value-type="float">
            <text:p>0.79423</text:p>
          </table:table-cell>
          <table:table-cell office:value-type="float" office:value="0.64472" calcext:value-type="float">
            <text:p>0.64472</text:p>
          </table:table-cell>
          <table:table-cell office:value-type="float" office:value="4.2299" calcext:value-type="float">
            <text:p>4.2299</text:p>
          </table:table-cell>
          <table:table-cell office:value-type="float" office:value="0.79858" calcext:value-type="float">
            <text:p>0.79858</text:p>
          </table:table-cell>
          <table:table-cell office:value-type="float" office:value="4.3213" calcext:value-type="float">
            <text:p>4.3213</text:p>
          </table:table-cell>
          <table:table-cell office:value-type="float" office:value="0.79423" calcext:value-type="float">
            <text:p>0.79423</text:p>
          </table:table-cell>
          <table:table-cell office:value-type="float" office:value="0.29808" calcext:value-type="float">
            <text:p>0.29808</text:p>
          </table:table-cell>
          <table:table-cell office:value-type="float" office:value="0.04128" calcext:value-type="float">
            <text:p>0.04128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094.3" calcext:value-type="float">
            <text:p>25094.3</text:p>
          </table:table-cell>
          <table:table-cell office:value-type="float" office:value="0.156052" calcext:value-type="float">
            <text:p>0.156052</text:p>
          </table:table-cell>
          <table:table-cell office:value-type="float" office:value="4.0556" calcext:value-type="float">
            <text:p>4.0556</text:p>
          </table:table-cell>
          <table:table-cell office:value-type="float" office:value="0.80688" calcext:value-type="float">
            <text:p>0.80688</text:p>
          </table:table-cell>
          <table:table-cell office:value-type="float" office:value="0.66368" calcext:value-type="float">
            <text:p>0.66368</text:p>
          </table:table-cell>
          <table:table-cell office:value-type="float" office:value="3.9945" calcext:value-type="float">
            <text:p>3.9945</text:p>
          </table:table-cell>
          <table:table-cell office:value-type="float" office:value="0.80979" calcext:value-type="float">
            <text:p>0.80979</text:p>
          </table:table-cell>
          <table:table-cell office:value-type="float" office:value="4.0556" calcext:value-type="float">
            <text:p>4.0556</text:p>
          </table:table-cell>
          <table:table-cell office:value-type="float" office:value="0.80688" calcext:value-type="float">
            <text:p>0.80688</text:p>
          </table:table-cell>
          <table:table-cell office:value-type="float" office:value="0.26445" calcext:value-type="float">
            <text:p>0.26445</text:p>
          </table:table-cell>
          <table:table-cell office:value-type="float" office:value="0.02955" calcext:value-type="float">
            <text:p>0.0295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1178.3" calcext:value-type="float">
            <text:p>21178.3</text:p>
          </table:table-cell>
          <table:table-cell office:value-type="float" office:value="0.173599" calcext:value-type="float">
            <text:p>0.173599</text:p>
          </table:table-cell>
          <table:table-cell office:value-type="float" office:value="3.8017" calcext:value-type="float">
            <text:p>3.8017</text:p>
          </table:table-cell>
          <table:table-cell office:value-type="float" office:value="0.81897" calcext:value-type="float">
            <text:p>0.81897</text:p>
          </table:table-cell>
          <table:table-cell office:value-type="float" office:value="0.68209" calcext:value-type="float">
            <text:p>0.68209</text:p>
          </table:table-cell>
          <table:table-cell office:value-type="float" office:value="3.7624" calcext:value-type="float">
            <text:p>3.7624</text:p>
          </table:table-cell>
          <table:table-cell office:value-type="float" office:value="0.82084" calcext:value-type="float">
            <text:p>0.82084</text:p>
          </table:table-cell>
          <table:table-cell office:value-type="float" office:value="3.8017" calcext:value-type="float">
            <text:p>3.8017</text:p>
          </table:table-cell>
          <table:table-cell office:value-type="float" office:value="0.81897" calcext:value-type="float">
            <text:p>0.81897</text:p>
          </table:table-cell>
          <table:table-cell office:value-type="float" office:value="0.23116" calcext:value-type="float">
            <text:p>0.23116</text:p>
          </table:table-cell>
          <table:table-cell office:value-type="float" office:value="0.02029" calcext:value-type="float">
            <text:p>0.0202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7501.8" calcext:value-type="float">
            <text:p>17501.8</text:p>
          </table:table-cell>
          <table:table-cell office:value-type="float" office:value="0.192887" calcext:value-type="float">
            <text:p>0.192887</text:p>
          </table:table-cell>
          <table:table-cell office:value-type="float" office:value="3.5597" calcext:value-type="float">
            <text:p>3.5597</text:p>
          </table:table-cell>
          <table:table-cell office:value-type="float" office:value="0.83049" calcext:value-type="float">
            <text:p>0.83049</text:p>
          </table:table-cell>
          <table:table-cell office:value-type="float" office:value="0.69991" calcext:value-type="float">
            <text:p>0.69991</text:p>
          </table:table-cell>
          <table:table-cell office:value-type="float" office:value="3.5356" calcext:value-type="float">
            <text:p>3.5356</text:p>
          </table:table-cell>
          <table:table-cell office:value-type="float" office:value="0.83164" calcext:value-type="float">
            <text:p>0.83164</text:p>
          </table:table-cell>
          <table:table-cell office:value-type="float" office:value="3.5597" calcext:value-type="float">
            <text:p>3.5597</text:p>
          </table:table-cell>
          <table:table-cell office:value-type="float" office:value="0.83049" calcext:value-type="float">
            <text:p>0.83049</text:p>
          </table:table-cell>
          <table:table-cell office:value-type="float" office:value="0.19872" calcext:value-type="float">
            <text:p>0.19872</text:p>
          </table:table-cell>
          <table:table-cell office:value-type="float" office:value="0.0133" calcext:value-type="float">
            <text:p>0.013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125.9" calcext:value-type="float">
            <text:p>14125.9</text:p>
          </table:table-cell>
          <table:table-cell office:value-type="float" office:value="0.21403" calcext:value-type="float">
            <text:p>0.21403</text:p>
          </table:table-cell>
          <table:table-cell office:value-type="float" office:value="3.33" calcext:value-type="float">
            <text:p>3.33</text:p>
          </table:table-cell>
          <table:table-cell office:value-type="float" office:value="0.84143" calcext:value-type="float">
            <text:p>0.84143</text:p>
          </table:table-cell>
          <table:table-cell office:value-type="float" office:value="0.71708" calcext:value-type="float">
            <text:p>0.71708</text:p>
          </table:table-cell>
          <table:table-cell office:value-type="float" office:value="3.3159" calcext:value-type="float">
            <text:p>3.3159</text:p>
          </table:table-cell>
          <table:table-cell office:value-type="float" office:value="0.8421" calcext:value-type="float">
            <text:p>0.8421</text:p>
          </table:table-cell>
          <table:table-cell office:value-type="float" office:value="3.33" calcext:value-type="float">
            <text:p>3.33</text:p>
          </table:table-cell>
          <table:table-cell office:value-type="float" office:value="0.84143" calcext:value-type="float">
            <text:p>0.84143</text:p>
          </table:table-cell>
          <table:table-cell office:value-type="float" office:value="0.16765" calcext:value-type="float">
            <text:p>0.16765</text:p>
          </table:table-cell>
          <table:table-cell office:value-type="float" office:value="0.00827" calcext:value-type="float">
            <text:p>0.008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102.5" calcext:value-type="float">
            <text:p>11102.5</text:p>
          </table:table-cell>
          <table:table-cell office:value-type="float" office:value="0.237134" calcext:value-type="float">
            <text:p>0.237134</text:p>
          </table:table-cell>
          <table:table-cell office:value-type="float" office:value="3.1127" calcext:value-type="float">
            <text:p>3.1127</text:p>
          </table:table-cell>
          <table:table-cell office:value-type="float" office:value="0.85177" calcext:value-type="float">
            <text:p>0.85177</text:p>
          </table:table-cell>
          <table:table-cell office:value-type="float" office:value="0.73356" calcext:value-type="float">
            <text:p>0.73356</text:p>
          </table:table-cell>
          <table:table-cell office:value-type="float" office:value="3.105" calcext:value-type="float">
            <text:p>3.105</text:p>
          </table:table-cell>
          <table:table-cell office:value-type="float" office:value="0.85214" calcext:value-type="float">
            <text:p>0.85214</text:p>
          </table:table-cell>
          <table:table-cell office:value-type="float" office:value="3.1127" calcext:value-type="float">
            <text:p>3.1127</text:p>
          </table:table-cell>
          <table:table-cell office:value-type="float" office:value="0.85177" calcext:value-type="float">
            <text:p>0.85177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00485" calcext:value-type="float">
            <text:p>0.0048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469.7" calcext:value-type="float">
            <text:p>8469.7</text:p>
          </table:table-cell>
          <table:table-cell office:value-type="float" office:value="0.262294" calcext:value-type="float">
            <text:p>0.262294</text:p>
          </table:table-cell>
          <table:table-cell office:value-type="float" office:value="2.9079" calcext:value-type="float">
            <text:p>2.9079</text:p>
          </table:table-cell>
          <table:table-cell office:value-type="float" office:value="0.86153" calcext:value-type="float">
            <text:p>0.86153</text:p>
          </table:table-cell>
          <table:table-cell office:value-type="float" office:value="0.7493" calcext:value-type="float">
            <text:p>0.7493</text:p>
          </table:table-cell>
          <table:table-cell office:value-type="float" office:value="2.9039" calcext:value-type="float">
            <text:p>2.9039</text:p>
          </table:table-cell>
          <table:table-cell office:value-type="float" office:value="0.86172" calcext:value-type="float">
            <text:p>0.86172</text:p>
          </table:table-cell>
          <table:table-cell office:value-type="float" office:value="2.9079" calcext:value-type="float">
            <text:p>2.9079</text:p>
          </table:table-cell>
          <table:table-cell office:value-type="float" office:value="0.86153" calcext:value-type="float">
            <text:p>0.86153</text:p>
          </table:table-cell>
          <table:table-cell office:value-type="float" office:value="0.11173" calcext:value-type="float">
            <text:p>0.11173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248.2" calcext:value-type="float">
            <text:p>6248.2</text:p>
          </table:table-cell>
          <table:table-cell office:value-type="float" office:value="0.289584" calcext:value-type="float">
            <text:p>0.289584</text:p>
          </table:table-cell>
          <table:table-cell office:value-type="float" office:value="2.7156" calcext:value-type="float">
            <text:p>2.7156</text:p>
          </table:table-cell>
          <table:table-cell office:value-type="float" office:value="0.87068" calcext:value-type="float">
            <text:p>0.87068</text:p>
          </table:table-cell>
          <table:table-cell office:value-type="float" office:value="0.76427" calcext:value-type="float">
            <text:p>0.76427</text:p>
          </table:table-cell>
          <table:table-cell office:value-type="float" office:value="2.7137" calcext:value-type="float">
            <text:p>2.7137</text:p>
          </table:table-cell>
          <table:table-cell office:value-type="float" office:value="0.87078" calcext:value-type="float">
            <text:p>0.87078</text:p>
          </table:table-cell>
          <table:table-cell office:value-type="float" office:value="2.7156" calcext:value-type="float">
            <text:p>2.7156</text:p>
          </table:table-cell>
          <table:table-cell office:value-type="float" office:value="0.87068" calcext:value-type="float">
            <text:p>0.87068</text:p>
          </table:table-cell>
          <table:table-cell office:value-type="float" office:value="0.08777" calcext:value-type="float">
            <text:p>0.08777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 style:data-style-name="N2" text:time-value="12:32:43.7049716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3T14:01:50.289862511</meta:creation-date>
    <dc:date>2025-07-24T12:36:37.170995504</dc:date>
    <meta:editing-duration>PT5M8S</meta:editing-duration>
    <meta:editing-cycles>4</meta:editing-cycles>
    <meta:generator>LibreOffice/25.2.5.2$Linux_X86_64 LibreOffice_project/520$Build-2</meta:generator>
    <meta:document-statistic meta:table-count="2" meta:cell-count="1312" meta:object-count="0"/>
  </office:meta>
</office:document-meta>
</file>